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1" manifest:media-type=""/>
  <manifest:file-entry manifest:full-path="ObjectReplacements/Object 1" manifest:media-type=""/>
  <manifest:file-entry manifest:full-path="ObjectReplacements/Object 32" manifest:media-type=""/>
  <manifest:file-entry manifest:full-path="ObjectReplacements/Object 2" manifest:media-type="application/x-openoffice-gdimetafile;windows_formatname=&quot;GDIMetaFile&quot;"/>
  <manifest:file-entry manifest:full-path="ObjectReplacements/Object 33" manifest:media-type=""/>
  <manifest:file-entry manifest:full-path="ObjectReplacements/Object 3" manifest:media-type="application/x-openoffice-gdimetafile;windows_formatname=&quot;GDIMetaFile&quot;"/>
  <manifest:file-entry manifest:full-path="ObjectReplacements/Object 34" manifest:media-type=""/>
  <manifest:file-entry manifest:full-path="ObjectReplacements/Object 4" manifest:media-type="application/x-openoffice-gdimetafile;windows_formatname=&quot;GDIMetaFile&quot;"/>
  <manifest:file-entry manifest:full-path="ObjectReplacements/Object 35" manifest:media-type="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" manifest:media-type=""/>
  <manifest:file-entry manifest:full-path="ObjectReplacements/Object 36" manifest:media-type=""/>
  <manifest:file-entry manifest:full-path="ObjectReplacements/Object 7" manifest:media-type=""/>
  <manifest:file-entry manifest:full-path="ObjectReplacements/Object 37" manifest:media-type=""/>
  <manifest:file-entry manifest:full-path="ObjectReplacements/Object 8" manifest:media-type="application/x-openoffice-gdimetafile;windows_formatname=&quot;GDIMetaFile&quot;"/>
  <manifest:file-entry manifest:full-path="ObjectReplacements/Object 38" manifest:media-type=""/>
  <manifest:file-entry manifest:full-path="ObjectReplacements/Object 9" manifest:media-type="application/x-openoffice-gdimetafile;windows_formatname=&quot;GDIMetaFile&quot;"/>
  <manifest:file-entry manifest:full-path="ObjectReplacements/Object 39" manifest:media-type=""/>
  <manifest:file-entry manifest:full-path="ObjectReplacements/Object 43" manifest:media-type=""/>
  <manifest:file-entry manifest:full-path="ObjectReplacements/Object 44" manifest:media-type=""/>
  <manifest:file-entry manifest:full-path="ObjectReplacements/Object 45" manifest:media-type=""/>
  <manifest:file-entry manifest:full-path="ObjectReplacements/Object 46" manifest:media-type="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40" manifest:media-type=""/>
  <manifest:file-entry manifest:full-path="ObjectReplacements/Object 41" manifest:media-type=""/>
  <manifest:file-entry manifest:full-path="ObjectReplacements/Object 42" manifest:media-type="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3" style:family="table">
      <style:table-properties style:width="8.901cm" fo:margin-left="0cm" fo:margin-right="0.25cm" fo:margin-top="0.101cm" fo:margin-bottom="0cm" table:align="margins" fo:background-color="transparent" style:writing-mode="lr-tb">
        <style:background-image/>
      </style:table-properties>
    </style:style>
    <style:style style:name="Tableau3.A" style:family="table-column">
      <style:table-column-properties style:column-width="3.473cm" style:rel-column-width="25572*"/>
    </style:style>
    <style:style style:name="Tableau3.B" style:family="table-column">
      <style:table-column-properties style:column-width="2.967cm" style:rel-column-width="21845*"/>
    </style:style>
    <style:style style:name="Tableau3.C" style:family="table-column">
      <style:table-column-properties style:column-width="1.099cm" style:rel-column-width="8091*"/>
    </style:style>
    <style:style style:name="Tableau3.D" style:family="table-column">
      <style:table-column-properties style:column-width="1.362cm" style:rel-column-width="10027*"/>
    </style:style>
    <style:style style:name="Tableau3.1" style:family="table-row">
      <style:table-row-properties style:min-row-height="1.655cm" fo:background-color="transparent">
        <style:background-image/>
      </style:table-row-properties>
    </style:style>
    <style:style style:name="Tableau3.A1" style:family="table-cell">
      <style:table-cell-properties style:vertical-align="middle" fo:background-color="#ecf191" fo:padding="0.049cm" fo:border="0.05pt solid #000000">
        <style:background-image/>
      </style:table-cell-properties>
    </style:style>
    <style:style style:name="Tableau3.B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C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 style:writing-mode="tb-rl">
        <style:background-image/>
      </style:table-cell-properties>
    </style:style>
    <style:style style:name="Tableau3.D1" style:family="table-cell">
      <style:table-cell-properties style:vertical-align="middle" fo:background-color="#ecf191" fo:padding="0.097cm" fo:border="0.5pt solid #000000" style:writing-mode="tb-rl">
        <style:background-image/>
      </style:table-cell-properties>
    </style:style>
    <style:style style:name="Tableau3.2" style:family="table-row">
      <style:table-row-properties style:min-row-height="1.235cm" fo:background-color="transparent">
        <style:background-image/>
      </style:table-row-properties>
    </style:style>
    <style:style style:name="Tableau3.A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3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3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3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8.701cm" table:align="left" fo:background-color="transparent" style:writing-mode="lr-tb">
        <style:background-image/>
      </style:table-properties>
    </style:style>
    <style:style style:name="Tableau4.A" style:family="table-column">
      <style:table-column-properties style:column-width="2.058cm"/>
    </style:style>
    <style:style style:name="Tableau4.B" style:family="table-column">
      <style:table-column-properties style:column-width="2.542cm"/>
    </style:style>
    <style:style style:name="Tableau4.C" style:family="table-column">
      <style:table-column-properties style:column-width="4.101cm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C1" style:family="table-cell">
      <style:table-cell-properties style:vertical-align="middle" fo:background-color="#ecf191" fo:padding="0.097cm" fo:border="0.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9.151cm" table:align="margins"/>
    </style:style>
    <style:style style:name="Table1.A" style:family="table-column">
      <style:table-column-properties style:column-width="1.143cm" style:rel-column-width="8191*"/>
    </style:style>
    <style:style style:name="Table1.H" style:family="table-column">
      <style:table-column-properties style:column-width="1.145cm" style:rel-column-width="8198*"/>
    </style:style>
    <style:style style:name="Table1.A1" style:family="table-cell">
      <style:table-cell-properties style:vertical-align="middle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Header_20_G_20_page_20_impaire_20__28_D_29_">
      <style:text-properties officeooo:rsid="00fc60e2" officeooo:paragraph-rsid="00fc60e2"/>
    </style:style>
    <style:style style:name="P3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4" style:family="paragraph" style:parent-style-name="_5f_Header_20_D_20_page_20_impaire_20__28_D_29_">
      <style:text-properties officeooo:rsid="0101821f" officeooo:paragraph-rsid="0101821f"/>
    </style:style>
    <style:style style:name="P5" style:family="paragraph" style:parent-style-name="_5f_Header_20_D_20_page_20_paire_20__28_G_29_">
      <style:text-properties officeooo:rsid="0101821f" officeooo:paragraph-rsid="0101821f"/>
    </style:style>
    <style:style style:name="P6" style:family="paragraph" style:parent-style-name="_5f_Header_20_M_20_page_20_impaire_20__28_D_29_">
      <style:text-properties officeooo:rsid="01035d0f" officeooo:paragraph-rsid="01035d0f"/>
    </style:style>
    <style:style style:name="P7" style:family="paragraph" style:parent-style-name="_5f_Header_20_P_20_page_20_paire_20__28_G_29_">
      <style:text-properties officeooo:rsid="0107aa33" officeooo:paragraph-rsid="0107aa33"/>
    </style:style>
    <style:style style:name="P8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0" style:family="paragraph" style:parent-style-name="_5f_Header_20_P_20_page_20_paire_20__28_G_29_">
      <style:text-properties officeooo:rsid="0106b7af" officeooo:paragraph-rsid="0106b7af"/>
    </style:style>
    <style:style style:name="P11" style:family="paragraph" style:parent-style-name="_5f_Header_20_M_20_page_20_impaire_20__28_D_29_">
      <style:text-properties officeooo:rsid="0101a5c8" officeooo:paragraph-rsid="0101a5c8"/>
    </style:style>
    <style:style style:name="P12" style:family="paragraph" style:parent-style-name="_5f_Header_20_M_20_page_20_paire_20__28_G_29_">
      <style:text-properties officeooo:rsid="0101a5c8" officeooo:paragraph-rsid="0101a5c8"/>
    </style:style>
    <style:style style:name="P13" style:family="paragraph" style:parent-style-name="_5f_Header_20_D_20_page_20_impaire_20__28_D_29_">
      <style:text-properties officeooo:rsid="00fe4814" officeooo:paragraph-rsid="00fe4814"/>
    </style:style>
    <style:style style:name="P14" style:family="paragraph" style:parent-style-name="_5f_Header_20_D_20_page_20_paire_20__28_G_29_">
      <style:text-properties officeooo:paragraph-rsid="00fe4814"/>
    </style:style>
    <style:style style:name="P15" style:family="paragraph" style:parent-style-name="_5f_Header_20_N_20_page_20_paire_20__28_G_29_">
      <style:text-properties officeooo:rsid="00f84d06" officeooo:paragraph-rsid="00f84d06"/>
    </style:style>
    <style:style style:name="P16" style:family="paragraph" style:parent-style-name="_5f_Header_20_N_20_page_20_impaire_20__28_D_29_">
      <style:text-properties officeooo:rsid="010462d7" officeooo:paragraph-rsid="010462d7"/>
    </style:style>
    <style:style style:name="P17" style:family="paragraph" style:parent-style-name="_5f_Header_20_G_20_page_20_paire_20__28_G_29_">
      <style:text-properties officeooo:rsid="00fbc68f" officeooo:paragraph-rsid="00fbc68f"/>
    </style:style>
    <style:style style:name="P18" style:family="paragraph" style:parent-style-name="_5f_Header_20_G_20_page_20_paire_20__28_G_29_">
      <style:text-properties officeooo:rsid="00ff3616" officeooo:paragraph-rsid="00ff3616"/>
    </style:style>
    <style:style style:name="P19" style:family="paragraph" style:parent-style-name="_5f_Paragraphe">
      <style:paragraph-properties fo:text-align="start" style:justify-single-word="false"/>
    </style:style>
    <style:style style:name="P20" style:family="paragraph" style:parent-style-name="_5f_Tableau_5f_Centré">
      <style:paragraph-properties fo:text-align="start" style:justify-single-word="false"/>
    </style:style>
    <style:style style:name="P21" style:family="paragraph" style:parent-style-name="_5f_Footer_20_page_20_impaire_20__28_D_29_"/>
    <style:style style:name="P22" style:family="paragraph" style:parent-style-name="_5f_Footer_20_page_20_impaire_20__28_D_29_">
      <style:text-properties officeooo:paragraph-rsid="01316a8b"/>
    </style:style>
    <style:style style:name="P23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24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25" style:family="paragraph" style:parent-style-name="_5f_Footer_20_page_20_paire_20__28_G_29_"/>
    <style:style style:name="P26" style:family="paragraph" style:parent-style-name="_5f_Footer_20_page_20_paire_20__28_G_29_">
      <style:text-properties officeooo:paragraph-rsid="01336347"/>
    </style:style>
    <style:style style:name="P27" style:family="paragraph" style:parent-style-name="_5f_Footer_20_page_20_paire_20__28_G_29_">
      <style:text-properties officeooo:paragraph-rsid="01397109"/>
    </style:style>
    <style:style style:name="P28" style:family="paragraph" style:parent-style-name="_5f_Footer_20_page_20_paire_20__28_G_29_">
      <style:text-properties officeooo:paragraph-rsid="013b50d8"/>
    </style:style>
    <style:style style:name="P29" style:family="paragraph" style:parent-style-name="_5f_Footer_20_page_20_paire_20__28_G_29_">
      <style:text-properties officeooo:paragraph-rsid="013c280e"/>
    </style:style>
    <style:style style:name="P30" style:family="paragraph" style:parent-style-name="_5f_Footer_20_page_20_paire_20__28_G_29_">
      <style:text-properties officeooo:paragraph-rsid="0142af40"/>
    </style:style>
    <style:style style:name="P31" style:family="paragraph" style:parent-style-name="_5f_Footer_20_page_20_paire_20__28_G_29_">
      <style:text-properties officeooo:paragraph-rsid="0135ac9e"/>
    </style:style>
    <style:style style:name="P32" style:family="paragraph" style:parent-style-name="_5f_Footer_20_page_20_paire_20__28_G_29_">
      <style:text-properties officeooo:paragraph-rsid="01316a8b"/>
    </style:style>
    <style:style style:name="P33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34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5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6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37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38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9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40" style:family="paragraph" style:parent-style-name="_5f_Paragraphe_5f_Réponse_5f_Elève_5f_Fractions_5f_numéroté" style:list-style-name="_5f_Numérotation_20_des_20_exercices"/>
    <style:style style:name="P41" style:family="paragraph" style:parent-style-name="_5f_Paragraphe_5f_avec_5f_Num_5f_Question" style:list-style-name="_5f_Numérotation_20_des_20_exercices"/>
    <style:style style:name="P42" style:family="paragraph" style:parent-style-name="_5f_Premier_5f_Titre_5f_Exercices_5f_avec_5f_Num_20_Exo_5f_Avec_5f_Titre" style:list-style-name="_5f_Numérotation_20_des_20_exercices" style:master-page-name="SERIE_5f_NUMERIQUE_5f_CLR_5f_d7e12c_5f_2COL">
      <style:paragraph-properties style:page-number="auto" fo:break-before="page"/>
    </style:style>
    <style:style style:name="P43" style:family="paragraph" style:parent-style-name="_5f_Premier_5f_Titre_5f_Exercices_5f_avec_5f_Num_5f_Exo_5f_sans_5f_Titre" style:list-style-name="_5f_Numérotation_20_des_20_exercices"/>
    <style:style style:name="P44" style:family="paragraph" style:parent-style-name="_5f_Tableau_5f_Centré" style:list-style-name="List_20_3"/>
    <style:style style:name="P45" style:family="paragraph" style:parent-style-name="_5f_Tableau_5f_Centré" style:list-style-name="List_20_1"/>
    <style:style style:name="P46" style:family="paragraph" style:parent-style-name="_5f_Titre_5f_Exercices_5f_sans_5f_Titre" style:list-style-name="_5f_Numérotation_20_des_20_exercices"/>
    <style:style style:name="P47" style:family="paragraph">
      <style:paragraph-properties fo:text-align="center"/>
    </style:style>
    <style:style style:name="P48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49" style:family="paragraph">
      <loext:graphic-properties draw:fill="solid" draw:fill-color="#d62e4e"/>
    </style:style>
    <style:style style:name="P50" style:family="paragraph">
      <loext:graphic-properties draw:fill="solid" draw:fill-color="#7fb241"/>
    </style:style>
    <style:style style:name="P51" style:family="paragraph">
      <loext:graphic-properties draw:fill="solid" draw:fill-color="#9d0f89"/>
    </style:style>
    <style:style style:name="P52" style:family="paragraph">
      <loext:graphic-properties draw:fill="solid" draw:fill-color="#1ca2b8"/>
    </style:style>
    <style:style style:name="P53" style:family="paragraph">
      <loext:graphic-properties draw:fill="solid" draw:fill-color="#d7e12c"/>
    </style:style>
    <style:style style:name="P54" style:family="paragraph">
      <loext:graphic-properties draw:fill="solid" draw:fill-color="#f99e06"/>
    </style:style>
    <style:style style:name="P55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7fb241" loext:opacity="100%" style:font-name="Bitstream Vera Sans6" fo:font-size="16pt" fo:font-weight="bold"/>
    </style:style>
    <style:style style:name="T4" style:family="text">
      <style:text-properties fo:font-variant="small-caps" fo:color="#7fb241" loext:opacity="100%" style:font-name="Bitstream Vera Sans6" fo:font-size="16pt" fo:font-weight="bold" officeooo:rsid="0021cde5"/>
    </style:style>
    <style:style style:name="T5" style:family="text">
      <style:text-properties fo:font-variant="small-caps" fo:color="#7fb241" loext:opacity="100%" style:font-name="Bitstream Vera Sans6" fo:font-size="16pt" fo:font-weight="bold" officeooo:rsid="02768590"/>
    </style:style>
    <style:style style:name="T6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/>
    <style:style style:name="T10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6" fo:column-gap="0cm"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5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.3cm">
          <style:column-sep style:width="0.035cm" style:color="#808080" style:height="100%" style:style="solid"/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1" fo:column-gap="0cm"/>
      </style:section-properties>
    </style:style>
    <style:style style:name="Sect4" style:family="section">
      <style:section-properties text:dont-balance-text-columns="false" style:editable="false">
        <style:columns fo:column-count="2" fo:column-gap="0.497cm">
          <style:column-sep style:width="0.035cm" style:color="#808080" style:height="100%" style:style="solid"/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gr1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d62e4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9d0f89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="solid" draw:fill-color="#1ca2b8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draw:fill="solid" draw:fill-color="#f99e06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85808459" text:style-name="_5f_Numérotation_20_des_20_exercices">
        <text:list-item>
          <text:h text:style-name="P42" text:outline-level="1"><text:span text:style-name="_5f_Caractères_5f_gras">Nombre fraction</text:span></text:h>
        </text:list-item>
      </text:list>
      <text:h xml:id="id1770599790" text:style-name="_5f_Paragraphe" text:outline-level="1"><text:span text:style-name="_5f_Caractères">Sébastien a écrit : « </text:span><text:span text:style-name="_5f_Caractères"><draw:frame draw:style-name="fr6" draw:name="Object1" text:anchor-type="as-char" svg:y="-0.534cm" svg:width="0.492cm" svg:height="0.87cm" draw:z-index="69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_5f_Caractères">= 1,66 ». 1,66 doit donc être le résultat de la division de 5 par 3 mais 1,66 × 3 = 4,98 et ce n'est pas égal à 5.<text:line-break/>Sébastien n'a donc pas obtenu une égalité mais une valeur décimale approchée. En suivant ce mo­dèle, précise si les résultats trouvés par ces élèves sont exacts ou approchés.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h text:style-name="_5f_Tableau_5f_Centré" text:outline-level="1"><text:span text:style-name="_5f_Caractères">Les élèves ont écrit : </text:span></text:h>
          </table:table-cell>
          <table:table-cell table:style-name="Tableau3.B1" office:value-type="string">
            <text:h text:style-name="_5f_Tableau_5f_Centré" text:outline-level="1"><text:span text:style-name="_5f_Caractères">Tes calculs :</text:span></text:h>
          </table:table-cell>
          <table:table-cell table:style-name="Tableau3.C1" office:value-type="string">
            <text:h text:style-name="_5f_Tableau_5f_Centré" text:outline-level="1"><text:span text:style-name="_5f_Caractères">Exact</text:span></text:h>
          </table:table-cell>
          <table:table-cell table:style-name="Tableau3.D1" office:value-type="string">
            <text:h text:style-name="_5f_Tableau_5f_Centré" text:outline-level="1"><text:span text:style-name="_5f_Caractères">Appro-ché</text:span></text:h>
          </table:table-cell>
        </table:table-row>
        <table:table-row table:style-name="Tableau3.2">
          <table:table-cell table:style-name="Tableau3.A2" office:value-type="string">
            <text:h text:style-name="_5f_Tableau_20_Gauche" text:outline-level="1"><text:span text:style-name="_5f_Caractères">Lilas : </text:span><text:span text:style-name="_5f_Caractères"><draw:frame draw:style-name="fr6" draw:name="Objet2" text:anchor-type="as-char" svg:y="-0.534cm" svg:width="0.492cm" svg:height="0.87cm" draw:z-index="124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_5f_Caractères"><text:s/>= 0,33</text:span></text:h>
          </table:table-cell>
          <table:table-cell table:style-name="Tableau3.B2" office:value-type="string">
            <text:h text:style-name="_5f_Tableau_5f_Centré" text:outline-level="1"><text:span text:style-name="_5f_pointillés_20_gris">………………..</text:span></text:h>
          </table:table-cell>
          <table:table-cell table:style-name="Tableau3.C2" office:value-type="string">
            <text:list xml:id="list4187750323" text:style-name="List_20_3">
              <text:list-item>
                <text:h text:style-name="P44" text:outline-level="1"><text:span text:style-name="_5f_Caractères"/></text:h>
              </text:list-item>
            </text:list>
          </table:table-cell>
          <table:table-cell table:style-name="Tableau3.D2" office:value-type="string">
            <text:list xml:id="list73520040761097" text:continue-numbering="true" text:style-name="List_20_3">
              <text:list-item>
                <text:h text:style-name="P44" text:outline-level="1"><text:span text:style-name="_5f_Caractères"/></text:h>
              </text:list-item>
            </text:list>
          </table:table-cell>
        </table:table-row>
        <table:table-row table:style-name="Tableau3.2">
          <table:table-cell table:style-name="Tableau3.A3" office:value-type="string">
            <text:h text:style-name="_5f_Tableau_20_Gauche" text:outline-level="1"><text:span text:style-name="_5f_Caractères">Max : </text:span><text:span text:style-name="_5f_Caractères"><draw:frame draw:style-name="fr6" draw:name="Objet3" text:anchor-type="as-char" svg:y="-0.534cm" svg:width="0.492cm" svg:height="0.87cm" draw:z-index="125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_5f_Caractères"><text:s/>= 0,8</text:span></text:h>
          </table:table-cell>
          <table:table-cell table:style-name="Tableau3.B3" office:value-type="string">
            <text:h text:style-name="_5f_Tableau_5f_Centré" text:outline-level="1"><text:span text:style-name="_5f_pointillés_20_gris">………………..</text:span></text:h>
          </table:table-cell>
          <table:table-cell table:style-name="Tableau3.C3" office:value-type="string">
            <text:list xml:id="list73519327035946" text:continue-numbering="true" text:style-name="List_20_3">
              <text:list-item>
                <text:h text:style-name="P44" text:outline-level="1"><text:span text:style-name="_5f_Caractères"/></text:h>
              </text:list-item>
            </text:list>
          </table:table-cell>
          <table:table-cell table:style-name="Tableau3.D3" office:value-type="string">
            <text:list xml:id="list73519952275603" text:continue-numbering="true" text:style-name="List_20_3">
              <text:list-item>
                <text:h text:style-name="P44" text:outline-level="1"><text:span text:style-name="_5f_Caractères"/></text:h>
              </text:list-item>
            </text:list>
          </table:table-cell>
        </table:table-row>
        <table:table-row table:style-name="Tableau3.2">
          <table:table-cell table:style-name="Tableau3.A4" office:value-type="string">
            <text:h text:style-name="_5f_Tableau_20_Gauche" text:outline-level="1"><text:span text:style-name="_5f_Caractères">Abdou : </text:span><text:span text:style-name="_5f_Caractères"><draw:frame draw:style-name="fr6" draw:name="Objet4" text:anchor-type="as-char" svg:y="-0.534cm" svg:width="0.492cm" svg:height="0.87cm" draw:z-index="126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_5f_Caractères"><text:s/>= 0,12</text:span></text:h>
          </table:table-cell>
          <table:table-cell table:style-name="Tableau3.B4" office:value-type="string">
            <text:h text:style-name="_5f_Tableau_5f_Centré" text:outline-level="1"><text:span text:style-name="_5f_pointillés_20_gris">………………..</text:span></text:h>
          </table:table-cell>
          <table:table-cell table:style-name="Tableau3.C4" office:value-type="string">
            <text:list xml:id="list73521133107985" text:continue-numbering="true" text:style-name="List_20_3">
              <text:list-item>
                <text:h text:style-name="P44" text:outline-level="1"><text:span text:style-name="_5f_Caractères"/></text:h>
              </text:list-item>
            </text:list>
          </table:table-cell>
          <table:table-cell table:style-name="Tableau3.D4" office:value-type="string">
            <text:list xml:id="list73520459334785" text:continue-numbering="true" text:style-name="List_20_3">
              <text:list-item>
                <text:h text:style-name="P44" text:outline-level="1"><text:span text:style-name="_5f_Caractères"/></text:h>
              </text:list-item>
            </text:list>
          </table:table-cell>
        </table:table-row>
        <table:table-row table:style-name="Tableau3.2">
          <table:table-cell table:style-name="Tableau3.A5" office:value-type="string">
            <text:h text:style-name="_5f_Tableau_20_Gauche" text:outline-level="1"><text:span text:style-name="_5f_Caractères">Emma : </text:span><text:span text:style-name="_5f_Caractères"><draw:frame draw:style-name="fr6" draw:name="Objet5" text:anchor-type="as-char" svg:y="-0.534cm" svg:width="0.492cm" svg:height="0.87cm" draw:z-index="127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_5f_Caractères"><text:s/>= 1,67</text:span></text:h>
          </table:table-cell>
          <table:table-cell table:style-name="Tableau3.B5" office:value-type="string">
            <text:h text:style-name="_5f_Tableau_5f_Centré" text:outline-level="1"><text:span text:style-name="_5f_pointillés_20_gris">………………..</text:span></text:h>
          </table:table-cell>
          <table:table-cell table:style-name="Tableau3.C5" office:value-type="string">
            <text:list xml:id="list73519540520541" text:continue-numbering="true" text:style-name="List_20_3">
              <text:list-item>
                <text:h text:style-name="P44" text:outline-level="1"><text:span text:style-name="_5f_Caractères"/></text:h>
              </text:list-item>
            </text:list>
          </table:table-cell>
          <table:table-cell table:style-name="Tableau3.D5" office:value-type="string">
            <text:list xml:id="list73520725547533" text:continue-numbering="true" text:style-name="List_20_3">
              <text:list-item>
                <text:h text:style-name="P44" text:outline-level="1"><text:span text:style-name="_5f_Caractères"/></text:h>
              </text:list-item>
            </text:list>
          </table:table-cell>
        </table:table-row>
      </table:table>
      <text:list xml:id="list73520708295177" text:continue-list="list1085808459" text:style-name="_5f_Numérotation_20_des_20_exercices">
        <text:list-item>
          <text:h text:style-name="P46" text:outline-level="1"><text:span text:style-name="_5f_Caractères">Parmi les fractions suivantes :</text:span></text:h>
          <text:list>
            <text:list-item>
              <text:p xml:id="id1565645598" text:style-name="P41"><text:span text:style-name="_5f_Caractères">Entoure celles qui n’admettent pas de valeur décimale exacte.</text:span></text:p>
            </text:list-item>
          </text:list>
        </text:list-item>
      </text:list>
      <text:section text:style-name="Sect1" text:name="Section3">
        <text:h text:style-name="_5f_Paragraphe" text:outline-level="1"><draw:frame draw:style-name="fr5" draw:name="Objet26" text:anchor-type="as-char" svg:y="-0.358cm" svg:width="0.72cm" svg:height="0.873cm" draw:z-index="70"><draw:object xlink:href="./Object 10" xlink:type="simple" xlink:show="embed" xlink:actuate="onLoad"/><draw:image xlink:href="./ObjectReplacements/Object 10" xlink:type="simple" xlink:show="embed" xlink:actuate="onLoad"/><svg:desc>formule</svg:desc></draw:frame></text:h>
        <text:h text:style-name="_5f_Paragraphe" text:outline-level="1"><draw:frame draw:style-name="fr4" draw:name="Objet311" text:anchor-type="as-char" svg:width="0.72cm" svg:height="0.873cm" draw:z-index="71"><draw:object xlink:href="./Object 11" xlink:type="simple" xlink:show="embed" xlink:actuate="onLoad"/><draw:image xlink:href="./ObjectReplacements/Object 11" xlink:type="simple" xlink:show="embed" xlink:actuate="onLoad"/><svg:desc>formule</svg:desc></draw:frame></text:h>
        <text:h text:style-name="_5f_Paragraphe" text:outline-level="1"><draw:frame draw:style-name="fr5" draw:name="Objet35" text:anchor-type="as-char" svg:y="-0.358cm" svg:width="0.494cm" svg:height="0.873cm" draw:z-index="76"><draw:object xlink:href="./Object 12" xlink:type="simple" xlink:show="embed" xlink:actuate="onLoad"/><draw:image xlink:href="./ObjectReplacements/Object 12" xlink:type="simple" xlink:show="embed" xlink:actuate="onLoad"/><svg:desc>formule</svg:desc></draw:frame></text:h>
        <text:h text:style-name="_5f_Paragraphe" text:outline-level="1"><draw:frame draw:style-name="fr4" draw:name="Objet36" text:anchor-type="as-char" svg:width="0.72cm" svg:height="0.873cm" draw:z-index="90"><draw:object xlink:href="./Object 13" xlink:type="simple" xlink:show="embed" xlink:actuate="onLoad"/><draw:image xlink:href="./ObjectReplacements/Object 13" xlink:type="simple" xlink:show="embed" xlink:actuate="onLoad"/><svg:desc>formule</svg:desc></draw:frame></text:h>
        <text:h text:style-name="_5f_Paragraphe" text:outline-level="1"><draw:frame draw:style-name="fr4" draw:name="Objet37" text:anchor-type="as-char" svg:width="0.72cm" svg:height="0.873cm" draw:z-index="97"><draw:object xlink:href="./Object 14" xlink:type="simple" xlink:show="embed" xlink:actuate="onLoad"/><draw:image xlink:href="./ObjectReplacements/Object 14" xlink:type="simple" xlink:show="embed" xlink:actuate="onLoad"/><svg:desc>formule</svg:desc></draw:frame></text:h>
        <text:h text:style-name="_5f_Paragraphe" text:outline-level="1"><draw:frame draw:style-name="fr4" draw:name="Objet38" text:anchor-type="as-char" svg:width="0.494cm" svg:height="0.873cm" draw:z-index="98"><draw:object xlink:href="./Object 15" xlink:type="simple" xlink:show="embed" xlink:actuate="onLoad"/><draw:image xlink:href="./ObjectReplacements/Object 15" xlink:type="simple" xlink:show="embed" xlink:actuate="onLoad"/><svg:desc>formule</svg:desc></draw:frame></text:h>
        <text:h text:style-name="_5f_Paragraphe" text:outline-level="1"><draw:frame draw:style-name="fr5" draw:name="Objet411" text:anchor-type="as-char" svg:y="-0.453cm" svg:width="0.72cm" svg:height="0.873cm" draw:z-index="99"><draw:object xlink:href="./Object 16" xlink:type="simple" xlink:show="embed" xlink:actuate="onLoad"/><draw:image xlink:href="./ObjectReplacements/Object 16" xlink:type="simple" xlink:show="embed" xlink:actuate="onLoad"/><svg:desc>formule</svg:desc></draw:frame></text:h>
        <text:h text:style-name="_5f_Paragraphe" text:outline-level="1"><draw:frame draw:style-name="fr4" draw:name="Objet43" text:anchor-type="as-char" svg:width="0.72cm" svg:height="0.873cm" draw:z-index="100"><draw:object xlink:href="./Object 17" xlink:type="simple" xlink:show="embed" xlink:actuate="onLoad"/><draw:image xlink:href="./ObjectReplacements/Object 17" xlink:type="simple" xlink:show="embed" xlink:actuate="onLoad"/><svg:desc>formule</svg:desc></draw:frame></text:h>
        <text:h text:style-name="_5f_Paragraphe" text:outline-level="1"><draw:frame draw:style-name="fr5" draw:name="Objet44" text:anchor-type="as-char" svg:y="-0.358cm" svg:width="0.494cm" svg:height="0.873cm" draw:z-index="101"><draw:object xlink:href="./Object 18" xlink:type="simple" xlink:show="embed" xlink:actuate="onLoad"/><draw:image xlink:href="./ObjectReplacements/Object 18" xlink:type="simple" xlink:show="embed" xlink:actuate="onLoad"/><svg:desc>formule</svg:desc></draw:frame></text:h>
        <text:h text:style-name="_5f_Paragraphe" text:outline-level="1"><draw:frame draw:style-name="fr4" draw:name="Objet45" text:anchor-type="as-char" svg:width="0.72cm" svg:height="0.873cm" draw:z-index="102"><draw:object xlink:href="./Object 19" xlink:type="simple" xlink:show="embed" xlink:actuate="onLoad"/><draw:image xlink:href="./ObjectReplacements/Object 19" xlink:type="simple" xlink:show="embed" xlink:actuate="onLoad"/><svg:desc>formule</svg:desc></draw:frame></text:h>
        <text:h text:style-name="_5f_Paragraphe" text:outline-level="1"><draw:frame draw:style-name="fr4" draw:name="Objet46" text:anchor-type="as-char" svg:width="0.72cm" svg:height="0.873cm" draw:z-index="103"><draw:object xlink:href="./Object 20" xlink:type="simple" xlink:show="embed" xlink:actuate="onLoad"/><draw:image xlink:href="./ObjectReplacements/Object 20" xlink:type="simple" xlink:show="embed" xlink:actuate="onLoad"/><svg:desc>formule</svg:desc></draw:frame></text:h>
        <text:h text:style-name="_5f_Paragraphe" text:outline-level="1"><draw:frame draw:style-name="fr4" draw:name="Objet47" text:anchor-type="as-char" svg:width="0.494cm" svg:height="0.873cm" draw:z-index="104"><draw:object xlink:href="./Object 21" xlink:type="simple" xlink:show="embed" xlink:actuate="onLoad"/><draw:image xlink:href="./ObjectReplacements/Object 21" xlink:type="simple" xlink:show="embed" xlink:actuate="onLoad"/><svg:desc>formule</svg:desc></draw:frame></text:h>
      </text:section>
      <text:list xml:id="list73521244279745" text:continue-numbering="true" text:style-name="_5f_Numérotation_20_des_20_exercices">
        <text:list-item>
          <text:list>
            <text:list-item>
              <text:p xml:id="id3546305285" text:style-name="P41"><text:span text:style-name="_5f_Caractères">Donne une valeur arrondie au centième des quotients entourés.</text:span></text:p>
            </text:list-item>
          </text:list>
        </text:list-item>
      </text:list>
      <text:section text:style-name="Sect2" text:name="Section7">
        <text:p text:style-name="_5f_Paragraphe_5f_Réponse_5f_Pointillés_5f_Grisés"><text:span text:style-name="_5f_Caractères"><text:tab/></text:span></text:p>
        <text:p text:style-name="_5f_Paragraphe_5f_Réponse_5f_Pointillés_5f_Grisés"><text:span text:style-name="_5f_Caractères"><text:tab/></text:span></text:p>
        <text:p text:style-name="_5f_Paragraphe_5f_Réponse_5f_Pointillés_5f_Grisés"><text:span text:style-name="_5f_Caractères"><text:tab/></text:span></text:p>
        <text:p text:style-name="_5f_Paragraphe_5f_Réponse_5f_Pointillés_5f_Grisés"><text:span text:style-name="_5f_Caractères"><text:tab/></text:span></text:p>
        <text:p text:style-name="_5f_Paragraphe_5f_Réponse_5f_Pointillés_5f_Grisés"><text:span text:style-name="_5f_Caractères"><text:tab/></text:span></text:p>
        <text:p text:style-name="_5f_Paragraphe_5f_Réponse_5f_Pointillés_5f_Grisés"><text:span text:style-name="_5f_Caractères"><text:tab/></text:span></text:p>
      </text:section>
      <text:list xml:id="list73521247919054" text:continue-numbering="true" text:style-name="_5f_Numérotation_20_des_20_exercices">
        <text:list-item>
          <text:list>
            <text:list-item>
              <text:p xml:id="id1685615453" text:style-name="P41"><text:span text:style-name="_5f_Caractères">Donne une valeur arrondie à l'unité des quo­tients entourés.</text:span></text:p>
            </text:list-item>
          </text:list>
        </text:list-item>
      </text:list>
      <text:section text:style-name="Sect2" text:name="Section11">
        <text:p text:style-name="_5f_Paragraphe_5f_Réponse_5f_Pointillés_5f_Grisés"><text:span text:style-name="_5f_Caractères"><text:tab/></text:span></text:p>
        <text:p text:style-name="_5f_Paragraphe_5f_Réponse_5f_Pointillés_5f_Grisés"><text:span text:style-name="_5f_Caractères"><text:tab/></text:span></text:p>
        <text:p text:style-name="_5f_Paragraphe_5f_Réponse_5f_Pointillés_5f_Grisés"><text:span text:style-name="_5f_Caractères"><text:tab/></text:span></text:p>
        <text:p text:style-name="_5f_Paragraphe_5f_Réponse_5f_Pointillés_5f_Grisés"><text:span text:style-name="_5f_Caractères"><text:tab/></text:span></text:p>
        <text:p text:style-name="_5f_Paragraphe_5f_Réponse_5f_Pointillés_5f_Grisés"><text:span text:style-name="_5f_Caractères"><text:tab/></text:span></text:p>
        <text:p text:style-name="_5f_Paragraphe_5f_Réponse_5f_Pointillés_5f_Grisés"><text:span text:style-name="_5f_Caractères"><text:tab/></text:span></text:p>
      </text:section>
      <text:list xml:id="list73520421215882" text:continue-numbering="true" text:style-name="_5f_Numérotation_20_des_20_exercices">
        <text:list-item>
          <text:h xml:id="id283037386" text:style-name="P46" text:outline-level="1"><text:span text:style-name="_5f_Caractères">Complète.</text:span></text:h>
        </text:list-item>
      </text:list>
      <text:section text:style-name="Sect2" text:name="Section2">
        <text:p text:style-name="_5f_Paragraphe_5f_Réponse_5f_Elève_5f_Fractions"><text:span text:style-name="_5f_Caractères"><draw:frame draw:style-name="fr3" draw:name="Objet32" text:anchor-type="as-char" svg:width="0.944cm" svg:height="0.873cm" draw:z-index="105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_5f_Caractères"> = 1</text:span></text:p>
        <text:p text:style-name="_5f_Paragraphe_5f_Réponse_5f_Elève_5f_Fractions"><text:span text:style-name="_5f_Caractères"><draw:frame draw:style-name="fr3" draw:name="Objet33" text:anchor-type="as-char" svg:width="0.944cm" svg:height="0.873cm" draw:z-index="106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_5f_Caractères"> = 4</text:span></text:p>
        <text:p text:style-name="_5f_Paragraphe_5f_Réponse_5f_Elève_5f_Fractions"><text:span text:style-name="_5f_Caractères"><draw:frame draw:style-name="fr3" draw:name="Objet34" text:anchor-type="as-char" svg:width="0.944cm" svg:height="0.873cm" draw:z-index="107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_5f_Caractères"> = 0</text:span></text:p>
        <text:p text:style-name="_5f_Paragraphe_5f_Réponse_5f_Elève_5f_Fractions"><text:span text:style-name="_5f_Caractères"><draw:frame draw:style-name="fr3" draw:name="Objet39" text:anchor-type="as-char" svg:width="0.944cm" svg:height="0.873cm" draw:z-index="108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_5f_Caractères"> = 10</text:span></text:p>
        <text:p text:style-name="_5f_Paragraphe_5f_Réponse_5f_Elève_5f_Fractions"><text:span text:style-name="_5f_Caractères"><draw:frame draw:style-name="fr3" draw:name="Objet40" text:anchor-type="as-char" svg:width="0.944cm" svg:height="0.873cm" draw:z-index="109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_5f_Caractères"> = 3,5</text:span></text:p>
        <text:p text:style-name="_5f_Paragraphe_5f_Réponse_5f_Elève_5f_Fractions"><text:span text:style-name="_5f_Caractères"><draw:frame draw:style-name="fr3" draw:name="Objet42" text:anchor-type="as-char" svg:width="0.944cm" svg:height="0.873cm" draw:z-index="110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_5f_Caractères"> = 0,1</text:span></text:p>
        <text:p text:style-name="_5f_Paragraphe_5f_Réponse_5f_Elève_5f_Fractions"><text:span text:style-name="_5f_Caractères">3 = </text:span><draw:frame draw:style-name="fr3" draw:name="Objet74" text:anchor-type="as-char" svg:width="0.944cm" svg:height="0.873cm" draw:z-index="111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<text:p text:style-name="_5f_Paragraphe_5f_Réponse_5f_Elève_5f_Fractions"><text:span text:style-name="_5f_Caractères">3 = </text:span><draw:frame draw:style-name="fr3" draw:name="Objet75" text:anchor-type="as-char" svg:width="0.944cm" svg:height="0.873cm" draw:z-index="112"><draw:object xlink:href="./Object 35" xlink:type="simple" xlink:show="embed" xlink:actuate="onLoad"/><draw:image xlink:href="./ObjectReplacements/Object 35" xlink:type="simple" xlink:show="embed" xlink:actuate="onLoad"/><svg:desc>formule</svg:desc></draw:frame></text:p>
        <text:p text:style-name="_5f_Paragraphe_5f_Réponse_5f_Elève_5f_Fractions"><text:span text:style-name="_5f_Caractères">9 = </text:span><draw:frame draw:style-name="fr3" draw:name="Objet76" text:anchor-type="as-char" svg:width="0.944cm" svg:height="0.873cm" draw:z-index="68"><draw:object xlink:href="./Object 36" xlink:type="simple" xlink:show="embed" xlink:actuate="onLoad"/><draw:image xlink:href="./ObjectReplacements/Object 36" xlink:type="simple" xlink:show="embed" xlink:actuate="onLoad"/><svg:desc>formule</svg:desc></draw:frame></text:p>
      </text:section>
      <text:list xml:id="list73520623282972" text:continue-numbering="true" text:style-name="_5f_Numérotation_20_des_20_exercices">
        <text:list-item>
          <text:h xml:id="id1019103535" text:style-name="P46" text:outline-level="1"><text:span text:style-name="_5f_Caractères">Indique la(les) nature(s) de chacune des frac­tions suivantes (plusieurs natures sont possibles pour une même fraction) puis leur forme décimale quand elle existe.</text:span>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h text:style-name="_5f_Tableau_5f_Centré" text:outline-level="1"><text:span text:style-name="_5f_Caractères">Nombre</text:span></text:h>
          </table:table-cell>
          <table:table-cell table:style-name="Tableau4.A1" office:value-type="string">
            <text:h text:style-name="_5f_Tableau_5f_Centré" text:outline-level="1"><text:span text:style-name="_5f_Caractères">Nature</text:span></text:h>
          </table:table-cell>
          <table:table-cell table:style-name="Tableau4.C1" office:value-type="string">
            <text:h text:style-name="_5f_Tableau_5f_Centré" text:outline-level="1"><text:span text:style-name="_5f_Caractères">Écriture décimale</text:span></text:h>
          </table:table-cell>
        </table:table-row>
        <table:table-row>
          <table:table-cell table:style-name="Tableau4.A2" office:value-type="string">
            <text:h text:style-name="_5f_Tableau_5f_Centré" text:outline-level="1"><text:span text:style-name="_5f_Caractères"><draw:frame draw:style-name="fr4" draw:name="Objet17" text:anchor-type="as-char" svg:width="0.494cm" svg:height="0.873cm" draw:z-index="72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h>
          </table:table-cell>
          <table:table-cell table:style-name="Tableau4.B2" office:value-type="string">
            <text:h text:style-name="P20" text:outline-level="1"><text:span text:style-name="_5f_Caractères">□ entier</text:span></text:h>
            <text:h text:style-name="P19" text:outline-level="1"><text:span text:style-name="_5f_Caractères">□ décimal</text:span></text:h>
            <text:h text:style-name="P19" text:outline-level="1"><text:span text:style-name="_5f_Caractères">□ rationnel</text:span></text:h>
          </table:table-cell>
          <table:table-cell table:style-name="Tableau4.C2" office:value-type="string">
            <text:h text:style-name="_5f_Tableau_5f_Centré" text:outline-level="1"><text:span text:style-name="_5f_pointillés_20_gris">…………………..</text:span></text:h>
          </table:table-cell>
        </table:table-row>
        <table:table-row>
          <table:table-cell table:style-name="Tableau4.A3" office:value-type="string">
            <text:h text:style-name="_5f_Tableau_5f_Centré" text:outline-level="1"><text:span text:style-name="_5f_Caractères"><draw:frame draw:style-name="fr4" draw:name="Objet18" text:anchor-type="as-char" svg:width="0.72cm" svg:height="0.873cm" draw:z-index="73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h>
          </table:table-cell>
          <table:table-cell table:style-name="Tableau4.B3" office:value-type="string">
            <text:h text:style-name="P20" text:outline-level="1"><text:span text:style-name="_5f_Caractères">□ entier</text:span></text:h>
            <text:h text:style-name="P19" text:outline-level="1"><text:span text:style-name="_5f_Caractères">□ décimal</text:span></text:h>
            <text:h text:style-name="P19" text:outline-level="1"><text:span text:style-name="_5f_Caractères">□ rationnel</text:span></text:h>
          </table:table-cell>
          <table:table-cell table:style-name="Tableau4.C3" office:value-type="string">
            <text:h text:style-name="_5f_Tableau_5f_Centré" text:outline-level="1"><text:span text:style-name="_5f_pointillés_20_gris">…………………..</text:span></text:h>
          </table:table-cell>
        </table:table-row>
        <table:table-row>
          <table:table-cell table:style-name="Tableau4.A4" office:value-type="string">
            <text:h text:style-name="_5f_Tableau_5f_Centré" text:outline-level="1"><text:span text:style-name="_5f_Caractères"><draw:frame draw:style-name="fr4" draw:name="Objet19" text:anchor-type="as-char" svg:width="0.72cm" svg:height="0.873cm" draw:z-index="74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h>
          </table:table-cell>
          <table:table-cell table:style-name="Tableau4.B4" office:value-type="string">
            <text:h text:style-name="P20" text:outline-level="1"><text:span text:style-name="_5f_Caractères">□ entier</text:span></text:h>
            <text:h text:style-name="P19" text:outline-level="1"><text:span text:style-name="_5f_Caractères">□ décimal</text:span></text:h>
            <text:h text:style-name="P19" text:outline-level="1"><text:span text:style-name="_5f_Caractères">□ rationnel</text:span></text:h>
          </table:table-cell>
          <table:table-cell table:style-name="Tableau4.C4" office:value-type="string">
            <text:h text:style-name="_5f_Tableau_5f_Centré" text:outline-level="1"><text:span text:style-name="_5f_pointillés_20_gris">…………………..</text:span></text:h>
          </table:table-cell>
        </table:table-row>
      </table:table>
      <text:list xml:id="list73520251853912" text:continue-numbering="true" text:style-name="_5f_Numérotation_20_des_20_exercices">
        <text:list-item>
          <text:h text:style-name="P43" text:outline-level="1"><text:span text:style-name="_5f_Caractères">Par quel nombre faut-il :</text:span></text:h>
          <text:list>
            <text:list-item>
              <text:p text:style-name="P40"><text:span text:style-name="_5f_Caractères">multiplier 5 pour obtenir 3 ? </text:span><draw:frame draw:style-name="fr3" draw:name="Objet125" text:anchor-type="as-char" svg:width="0.94cm" svg:height="0.87cm" draw:z-index="75"><draw:object xlink:href="./Object 43" xlink:type="simple" xlink:show="embed" xlink:actuate="onLoad"/><draw:image xlink:href="./ObjectReplacements/Object 43" xlink:type="simple" xlink:show="embed" xlink:actuate="onLoad"/><svg:desc>formule</svg:desc></draw:frame></text:p>
            </text:list-item>
            <text:list-item>
              <text:p text:style-name="P40"><text:span text:style-name="_5f_Caractères">multiplier 19 pour obtenir 97 ? </text:span><draw:frame draw:style-name="fr3" draw:name="Objet126" text:anchor-type="as-char" svg:width="0.94cm" svg:height="0.87cm" draw:z-index="77"><draw:object xlink:href="./Object 44" xlink:type="simple" xlink:show="embed" xlink:actuate="onLoad"/><draw:image xlink:href="./ObjectReplacements/Object 44" xlink:type="simple" xlink:show="embed" xlink:actuate="onLoad"/><svg:desc>formule</svg:desc></draw:frame></text:p>
            </text:list-item>
            <text:list-item>
              <text:p text:style-name="P40"><text:span text:style-name="_5f_Caractères">multiplier 12 pour obtenir 11 ? </text:span><draw:frame draw:style-name="fr3" draw:name="Objet128" text:anchor-type="as-char" svg:width="0.94cm" svg:height="0.87cm" draw:z-index="91"><draw:object xlink:href="./Object 45" xlink:type="simple" xlink:show="embed" xlink:actuate="onLoad"/><draw:image xlink:href="./ObjectReplacements/Object 45" xlink:type="simple" xlink:show="embed" xlink:actuate="onLoad"/><svg:desc>formule</svg:desc></draw:frame></text:p>
            </text:list-item>
          </text:list>
        </text:list-item>
        <text:list-item>
          <text:h text:style-name="P43" text:outline-level="1"><text:span text:style-name="_5f_Caractères">Complète par le nombre manquant.</text:span></text:h>
        </text:list-item>
      </text:list>
      <text:section text:style-name="Sect3" text:name="Section1">
        <text:section text:style-name="Sect4" text:name="Section4">
          <text:list xml:id="list73520566196067" text:continue-numbering="true" text:style-name="_5f_Numérotation_20_des_20_exercices">
            <text:list-item>
              <text:list>
                <text:list-item>
                  <text:p text:style-name="P40"><text:span text:style-name="_5f_Caractères">68 ×  </text:span><text:span text:style-name="_5f_Caractères"><draw:frame draw:style-name="fr3" draw:name="Objet27" text:anchor-type="as-char" svg:width="0.72cm" svg:height="0.873cm" draw:z-index="92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_5f_Caractères">= 52</text:span></text:p>
                </text:list-item>
                <text:list-item>
                  <text:p text:style-name="P40"><text:span text:style-name="_5f_Caractères"><draw:frame draw:style-name="fr3" draw:name="Objet29" text:anchor-type="as-char" svg:width="0.72cm" svg:height="0.871cm" draw:z-index="93"><draw:object xlink:href="./Object 48" xlink:type="simple" xlink:show="embed" xlink:actuate="onLoad"/><draw:image xlink:href="./ObjectReplacements/Object 48" xlink:type="simple" xlink:show="embed" xlink:actuate="onLoad"/><svg:desc>formule</svg:desc></draw:frame></text:span><text:span text:style-name="_5f_Caractères"> × </text:span><text:span text:style-name="_5f_pointillés_20_gris">.… </text:span><text:span text:style-name="_5f_Caractères">= 57</text:span></text:p>
                </text:list-item>
                <text:list-item>
                  <text:p text:style-name="P40"><text:span text:style-name="_5f_pointillés_20_gris">.… </text:span><text:span text:style-name="_5f_Caractères">×  </text:span><text:span text:style-name="_5f_Caractères"><draw:frame draw:style-name="fr3" draw:name="Objet20" text:anchor-type="as-char" svg:width="0.72cm" svg:height="0.871cm" draw:z-index="94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_5f_Caractères">= 9</text:span></text:p>
                </text:list-item>
                <text:list-item>
                  <text:p text:style-name="P40"><text:span text:style-name="_5f_Caractères"><draw:frame draw:style-name="fr3" draw:name="Objet22" text:anchor-type="as-char" svg:width="0.72cm" svg:height="0.873cm" draw:z-index="95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_5f_Caractères"> × 59 = 17</text:span></text:p>
                </text:list-item>
              </text:list>
            </text:list-item>
          </text:list>
        </text:section>
        <text:list xml:id="list73520388266836" text:continue-numbering="true" text:style-name="_5f_Numérotation_20_des_20_exercices">
          <text:list-item>
            <text:h text:style-name="P43" text:outline-level="1"><text:span text:style-name="_5f_Caractères">Complète.</text:span></text:h>
          </text:list-item>
        </text:list>
        <text:section text:style-name="Sect4" text:name="Section5">
          <text:list xml:id="list73521067486384" text:continue-numbering="true" text:style-name="_5f_Numérotation_20_des_20_exercices">
            <text:list-item>
              <text:list>
                <text:list-item>
                  <text:p text:style-name="P40"><text:span text:style-name="_5f_Caractères">3 = </text:span><draw:frame draw:style-name="fr3" draw:name="Objet21" text:anchor-type="as-char" svg:width="0.944cm" svg:height="0.873cm" draw:z-index="9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    </text:list-item>
                <text:list-item>
                  <text:p text:style-name="P40"><text:span text:style-name="_5f_Caractères">5 = </text:span><draw:frame draw:style-name="fr3" draw:name="Objet31" text:anchor-type="as-char" svg:width="0.944cm" svg:height="0.873cm" draw:z-index="78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    </text:list-item>
                <text:list-item>
                  <text:p text:style-name="P40"><text:span text:style-name="_5f_Caractères">4,5 = </text:span><draw:frame draw:style-name="fr3" draw:name="Objet41" text:anchor-type="as-char" svg:width="0.944cm" svg:height="0.873cm" draw:z-index="79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      </text:list-item>
                <text:list-item>
                  <text:p text:style-name="P40"><text:span text:style-name="_5f_Caractères">11,5 = </text:span><draw:frame draw:style-name="fr3" draw:name="Objet51" text:anchor-type="as-char" svg:width="0.944cm" svg:height="0.873cm" draw:z-index="80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      </text:list-item>
                <text:list-item>
                  <text:p text:style-name="P40"><text:span text:style-name="_5f_Caractères">12 = </text:span><draw:frame draw:style-name="fr3" draw:name="Objet61" text:anchor-type="as-char" svg:width="0.944cm" svg:height="0.873cm" draw:z-index="8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      </text:list-item>
                <text:list-item>
                  <text:p text:style-name="P40"><text:span text:style-name="_5f_Caractères">15,5 = </text:span><text:span text:style-name="_5f_Caractères"><draw:frame draw:style-name="fr3" draw:name="Objet71" text:anchor-type="as-char" svg:width="0.944cm" svg:height="0.873cm" draw:z-index="82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          </text:list-item>
              </text:list>
            </text:list-item>
          </text:list>
        </text:section>
      </text:section>
      <text:list xml:id="list73521170162771" text:continue-numbering="true" text:style-name="_5f_Numérotation_20_des_20_exercices">
        <text:list-item>
          <text:h text:style-name="P43" text:outline-level="1"><text:span text:style-name="_5f_Caractères">Relie les pourcentages suivants à la fraction correspondante.</text:span></text:h>
        </text:list-item>
      </text:list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h text:style-name="_5f_Tableau_5f_Centré" text:outline-level="1"><text:span text:style-name="_5f_Caractères">100 %</text:span></text:h>
          </table:table-cell>
          <table:table-cell table:style-name="Table1.A1" office:value-type="string">
            <text:h text:style-name="_5f_Tableau_5f_Centré" text:outline-level="1"><text:span text:style-name="_5f_Caractères">25 %</text:span></text:h>
          </table:table-cell>
          <table:table-cell table:style-name="Table1.A1" office:value-type="string">
            <text:h text:style-name="_5f_Tableau_5f_Centré" text:outline-level="1"><text:span text:style-name="_5f_Caractères">20 %</text:span></text:h>
          </table:table-cell>
          <table:table-cell table:style-name="Table1.A1" office:value-type="string">
            <text:h text:style-name="_5f_Tableau_5f_Centré" text:outline-level="1"><text:span text:style-name="_5f_Caractères">1 %</text:span></text:h>
          </table:table-cell>
          <table:table-cell table:style-name="Table1.A1" office:value-type="string">
            <text:h text:style-name="_5f_Tableau_5f_Centré" text:outline-level="1"><text:span text:style-name="_5f_Caractères">5 %</text:span></text:h>
          </table:table-cell>
          <table:table-cell table:style-name="Table1.A1" office:value-type="string">
            <text:h text:style-name="_5f_Tableau_5f_Centré" text:outline-level="1"><text:span text:style-name="_5f_Caractères">80 %</text:span></text:h>
          </table:table-cell>
          <table:table-cell table:style-name="Table1.A1" office:value-type="string">
            <text:h text:style-name="_5f_Tableau_5f_Centré" text:outline-level="1"><text:span text:style-name="_5f_Caractères">60 %</text:span></text:h>
          </table:table-cell>
          <table:table-cell table:style-name="Table1.A1" office:value-type="string">
            <text:h text:style-name="_5f_Tableau_5f_Centré" text:outline-level="1"><text:span text:style-name="_5f_Caractères">2 %</text:span></text:h>
          </table:table-cell>
        </table:table-row>
        <table:table-row>
          <table:table-cell table:style-name="Table1.A1" office:value-type="string">
            <text:list xml:id="list2197877852" text:style-name="List_20_1">
              <text:list-item>
                <text:h text:style-name="P45" text:outline-level="1"><text:span text:style-name="_5f_Caractères"/></text:h>
              </text:list-item>
            </text:list>
          </table:table-cell>
          <table:table-cell table:style-name="Table1.A1" office:value-type="string">
            <text:list xml:id="list73519834320529" text:continue-numbering="true" text:style-name="List_20_1">
              <text:list-item>
                <text:h text:style-name="P45" text:outline-level="1"><text:span text:style-name="_5f_Caractères"/></text:h>
              </text:list-item>
            </text:list>
          </table:table-cell>
          <table:table-cell table:style-name="Table1.A1" office:value-type="string">
            <text:list xml:id="list73520485317661" text:continue-numbering="true" text:style-name="List_20_1">
              <text:list-item>
                <text:h text:style-name="P45" text:outline-level="1"><text:span text:style-name="_5f_Caractères"/></text:h>
              </text:list-item>
            </text:list>
          </table:table-cell>
          <table:table-cell table:style-name="Table1.A1" office:value-type="string">
            <text:list xml:id="list73519471202084" text:continue-numbering="true" text:style-name="List_20_1">
              <text:list-item>
                <text:h text:style-name="P45" text:outline-level="1"><text:span text:style-name="_5f_Caractères"/></text:h>
              </text:list-item>
            </text:list>
          </table:table-cell>
          <table:table-cell table:style-name="Table1.A1" office:value-type="string">
            <text:list xml:id="list73519546966481" text:continue-numbering="true" text:style-name="List_20_1">
              <text:list-item>
                <text:h text:style-name="P45" text:outline-level="1"><text:span text:style-name="_5f_Caractères"/></text:h>
              </text:list-item>
            </text:list>
          </table:table-cell>
          <table:table-cell table:style-name="Table1.A1" office:value-type="string">
            <text:list xml:id="list73519341714024" text:continue-numbering="true" text:style-name="List_20_1">
              <text:list-item>
                <text:h text:style-name="P45" text:outline-level="1"><text:span text:style-name="_5f_Caractères"/></text:h>
              </text:list-item>
            </text:list>
          </table:table-cell>
          <table:table-cell table:style-name="Table1.A1" office:value-type="string">
            <text:list xml:id="list73520905396175" text:continue-numbering="true" text:style-name="List_20_1">
              <text:list-item>
                <text:h text:style-name="P45" text:outline-level="1"><text:span text:style-name="_5f_Caractères"/></text:h>
              </text:list-item>
            </text:list>
          </table:table-cell>
          <table:table-cell table:style-name="Table1.A1" office:value-type="string">
            <text:list xml:id="list73519974176045" text:continue-numbering="true" text:style-name="List_20_1">
              <text:list-item>
                <text:h text:style-name="P45" text:outline-level="1"><text:span text:style-name="_5f_Caractères"/></text:h>
              </text:list-item>
            </text:list>
          </table:table-cell>
        </table:table-row>
        <table:table-row>
          <table:table-cell table:style-name="Table1.A1" office:value-type="string">
            <text:h text:style-name="_5f_Tableau_5f_Centré" text:outline-level="1"><text:span text:style-name="_5f_Caractères"/></text:h>
          </table:table-cell>
          <table:table-cell table:style-name="Table1.A1" office:value-type="string">
            <text:h text:style-name="_5f_Tableau_5f_Centré" text:outline-level="1"><text:span text:style-name="_5f_Caractères"/></text:h>
          </table:table-cell>
          <table:table-cell table:style-name="Table1.A1" office:value-type="string">
            <text:h text:style-name="_5f_Tableau_5f_Centré" text:outline-level="1"><text:span text:style-name="_5f_Caractères"/></text:h>
          </table:table-cell>
          <table:table-cell table:style-name="Table1.A1" office:value-type="string">
            <text:h text:style-name="_5f_Tableau_5f_Centré" text:outline-level="1"><text:span text:style-name="_5f_Caractères"/></text:h>
          </table:table-cell>
          <table:table-cell table:style-name="Table1.A1" office:value-type="string">
            <text:h text:style-name="_5f_Tableau_5f_Centré" text:outline-level="1"><text:span text:style-name="_5f_Caractères"/></text:h>
          </table:table-cell>
          <table:table-cell table:style-name="Table1.A1" office:value-type="string">
            <text:h text:style-name="_5f_Tableau_5f_Centré" text:outline-level="1"><text:span text:style-name="_5f_Caractères"/></text:h>
          </table:table-cell>
          <table:table-cell table:style-name="Table1.A1" office:value-type="string">
            <text:h text:style-name="_5f_Tableau_5f_Centré" text:outline-level="1"><text:span text:style-name="_5f_Caractères"/></text:h>
          </table:table-cell>
          <table:table-cell table:style-name="Table1.A1" office:value-type="string">
            <text:h text:style-name="_5f_Tableau_5f_Centré" text:outline-level="1"><text:span text:style-name="_5f_Caractères"/></text:h>
          </table:table-cell>
        </table:table-row>
        <table:table-row>
          <table:table-cell table:style-name="Table1.A1" office:value-type="string">
            <text:list xml:id="list73520722804572" text:continue-numbering="true" text:style-name="List_20_1">
              <text:list-item>
                <text:h text:style-name="P45" text:outline-level="1"><text:span text:style-name="_5f_Caractères"/></text:h>
              </text:list-item>
            </text:list>
          </table:table-cell>
          <table:table-cell table:style-name="Table1.A1" office:value-type="string">
            <text:list xml:id="list73520839284639" text:continue-numbering="true" text:style-name="List_20_1">
              <text:list-item>
                <text:h text:style-name="P45" text:outline-level="1"><text:span text:style-name="_5f_Caractères"/></text:h>
              </text:list-item>
            </text:list>
          </table:table-cell>
          <table:table-cell table:style-name="Table1.A1" office:value-type="string">
            <text:list xml:id="list73520559190051" text:continue-numbering="true" text:style-name="List_20_1">
              <text:list-item>
                <text:h text:style-name="P45" text:outline-level="1"><text:span text:style-name="_5f_Caractères"/></text:h>
              </text:list-item>
            </text:list>
          </table:table-cell>
          <table:table-cell table:style-name="Table1.A1" office:value-type="string">
            <text:list xml:id="list73520480452346" text:continue-numbering="true" text:style-name="List_20_1">
              <text:list-item>
                <text:h text:style-name="P45" text:outline-level="1"><text:span text:style-name="_5f_Caractères"/></text:h>
              </text:list-item>
            </text:list>
          </table:table-cell>
          <table:table-cell table:style-name="Table1.A1" office:value-type="string">
            <text:list xml:id="list73520532645778" text:continue-numbering="true" text:style-name="List_20_1">
              <text:list-item>
                <text:h text:style-name="P45" text:outline-level="1"><text:span text:style-name="_5f_Caractères"/></text:h>
              </text:list-item>
            </text:list>
          </table:table-cell>
          <table:table-cell table:style-name="Table1.A1" office:value-type="string">
            <text:list xml:id="list73520435872345" text:continue-numbering="true" text:style-name="List_20_1">
              <text:list-item>
                <text:h text:style-name="P45" text:outline-level="1"><text:span text:style-name="_5f_Caractères"/></text:h>
              </text:list-item>
            </text:list>
          </table:table-cell>
          <table:table-cell table:style-name="Table1.A1" office:value-type="string">
            <text:list xml:id="list73521053865240" text:continue-numbering="true" text:style-name="List_20_1">
              <text:list-item>
                <text:h text:style-name="P45" text:outline-level="1"><text:span text:style-name="_5f_Caractères"/></text:h>
              </text:list-item>
            </text:list>
          </table:table-cell>
          <table:table-cell table:style-name="Table1.A1" office:value-type="string">
            <text:list xml:id="list73521143409630" text:continue-numbering="true" text:style-name="List_20_1">
              <text:list-item>
                <text:h text:style-name="P45" text:outline-level="1"><text:span text:style-name="_5f_Caractères"/></text:h>
              </text:list-item>
            </text:list>
          </table:table-cell>
        </table:table-row>
        <table:table-row>
          <table:table-cell table:style-name="Table1.A1" office:value-type="string">
            <text:h text:style-name="_5f_Tableau_5f_Centré" text:outline-level="1"><text:span text:style-name="_5f_Caractères"><draw:frame draw:style-name="fr2" draw:name="Object2" text:anchor-type="as-char" svg:width="0.94cm" svg:height="0.87cm" draw:z-index="83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h>
          </table:table-cell>
          <table:table-cell table:style-name="Table1.A1" office:value-type="string">
            <text:h text:style-name="_5f_Tableau_5f_Centré" text:outline-level="1"><text:span text:style-name="_5f_Caractères"><draw:frame draw:style-name="fr2" draw:name="Object3" text:anchor-type="as-char" svg:width="0.716cm" svg:height="0.87cm" draw:z-index="84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h>
          </table:table-cell>
          <table:table-cell table:style-name="Table1.A1" office:value-type="string">
            <text:h text:style-name="_5f_Tableau_5f_Centré" text:outline-level="1"><text:span text:style-name="_5f_Caractères"><draw:frame draw:style-name="fr2" draw:name="Object4" text:anchor-type="as-char" svg:width="0.492cm" svg:height="0.87cm" draw:z-index="85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h>
          </table:table-cell>
          <table:table-cell table:style-name="Table1.A1" office:value-type="string">
            <text:h text:style-name="_5f_Tableau_5f_Centré" text:outline-level="1"><text:span text:style-name="_5f_Caractères"><draw:frame draw:style-name="fr2" draw:name="Object5" text:anchor-type="as-char" svg:width="0.716cm" svg:height="0.87cm" draw:z-index="86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h>
          </table:table-cell>
          <table:table-cell table:style-name="Table1.A1" office:value-type="string">
            <text:h text:style-name="_5f_Tableau_5f_Centré" text:outline-level="1"><text:span text:style-name="_5f_Caractères"><draw:frame draw:style-name="fr2" draw:name="Object6" text:anchor-type="as-char" svg:width="0.492cm" svg:height="0.87cm" draw:z-index="87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h>
          </table:table-cell>
          <table:table-cell table:style-name="Table1.A1" office:value-type="string">
            <text:h text:style-name="_5f_Tableau_5f_Centré" text:outline-level="1"><text:span text:style-name="_5f_Caractères"><draw:frame draw:style-name="fr2" draw:name="Object7" text:anchor-type="as-char" svg:width="0.492cm" svg:height="0.87cm" draw:z-index="88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h>
          </table:table-cell>
          <table:table-cell table:style-name="Table1.A1" office:value-type="string">
            <text:h text:style-name="_5f_Tableau_5f_Centré" text:outline-level="1"><text:span text:style-name="_5f_Caractères"><draw:frame draw:style-name="fr2" draw:name="Object8" text:anchor-type="as-char" svg:width="0.492cm" svg:height="0.87cm" draw:z-index="89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h>
          </table:table-cell>
          <table:table-cell table:style-name="Table1.A1" office:value-type="string">
            <text:h text:style-name="_5f_Tableau_5f_Centré" text:outline-level="1"><text:span text:style-name="_5f_Caractères">1</text:span></text:h>
          </table:table-cell>
        </table:table-row>
      </table:table>
      <text:h text:style-name="_5f_Paragraphe" text:outline-level="1"><text:span text:style-name="_5f_Caractères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07">
      <number:number number:decimal-places="0" number:min-decimal-places="0" number:min-integer-digits="1"/>
      <number:text>%</number:text>
    </number:percentage-style>
    <number:number-style style:name="N108">
      <number:number number:decimal-places="3" number:min-decimal-places="3" number:min-integer-digits="1"/>
    </number:number-style>
    <number:number-style style:name="N109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style:paragraph-properties fo:text-align="center"/>
    </style:style>
    <style:style style:name="MP3" style:family="paragraph">
      <loext:graphic-properties draw:fill="solid" draw:fill-color="#d7e12c"/>
    </style:style>
    <style:style style:name="MP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impaire_20__28_D_29_">
      <style:text-properties officeooo:rsid="00fc60e2" officeooo:paragraph-rsid="00fc60e2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1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36347"/>
    </style:style>
    <style:style style:name="MP14" style:family="paragraph" style:parent-style-name="_5f_Header_20_D_20_page_20_impaire_20__28_D_29_">
      <style:text-properties officeooo:rsid="0101821f" officeooo:paragraph-rsid="0101821f"/>
    </style:style>
    <style:style style:name="MP15" style:family="paragraph">
      <loext:graphic-properties draw:fill="solid" draw:fill-color="#9d0f89"/>
    </style:style>
    <style:style style:name="MP16" style:family="paragraph" style:parent-style-name="_5f_Header_20_D_20_page_20_paire_20__28_G_29_">
      <style:text-properties officeooo:rsid="0101821f" officeooo:paragraph-rsid="0101821f"/>
    </style:style>
    <style:style style:name="MP1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1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9" style:family="paragraph" style:parent-style-name="_5f_Footer_20_page_20_paire_20__28_G_29_">
      <style:text-properties officeooo:paragraph-rsid="01397109"/>
    </style:style>
    <style:style style:name="MP20" style:family="paragraph" style:parent-style-name="_5f_Header_20_M_20_page_20_impaire_20__28_D_29_">
      <style:text-properties officeooo:rsid="01035d0f" officeooo:paragraph-rsid="01035d0f"/>
    </style:style>
    <style:style style:name="MP21" style:family="paragraph">
      <loext:graphic-properties draw:fill="solid" draw:fill-color="#7fb241"/>
    </style:style>
    <style:style style:name="MP22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2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4" style:family="paragraph" style:parent-style-name="_5f_Footer_20_page_20_paire_20__28_G_29_">
      <style:text-properties officeooo:paragraph-rsid="013b50d8"/>
    </style:style>
    <style:style style:name="MP25" style:family="paragraph" style:parent-style-name="_5f_Header_20_P_20_page_20_paire_20__28_G_29_">
      <style:text-properties officeooo:rsid="0107aa33" officeooo:paragraph-rsid="0107aa33"/>
    </style:style>
    <style:style style:name="MP26" style:family="paragraph">
      <loext:graphic-properties draw:fill="solid" draw:fill-color="#d62e4e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28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c280e"/>
    </style:style>
    <style:style style:name="MP30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31" style:family="paragraph">
      <loext:graphic-properties draw:fill="solid" draw:fill-color="#f99e06"/>
    </style:style>
    <style:style style:name="MP32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33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4" style:family="paragraph" style:parent-style-name="_5f_Footer_20_page_20_paire_20__28_G_29_">
      <style:text-properties officeooo:paragraph-rsid="0142af40"/>
    </style:style>
    <style:style style:name="MP35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P36" style:family="paragraph" style:parent-style-name="_5f_Header_20_P_20_page_20_paire_20__28_G_29_">
      <style:text-properties officeooo:rsid="0106b7af" officeooo:paragraph-rsid="0106b7af"/>
    </style:style>
    <style:style style:name="MP37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38" style:family="paragraph" style:parent-style-name="_5f_Header_20_M_20_page_20_impaire_20__28_D_29_">
      <style:text-properties officeooo:rsid="0101a5c8" officeooo:paragraph-rsid="0101a5c8"/>
    </style:style>
    <style:style style:name="MP39" style:family="paragraph" style:parent-style-name="_5f_Header_20_M_20_page_20_paire_20__28_G_29_">
      <style:text-properties officeooo:rsid="0101a5c8" officeooo:paragraph-rsid="0101a5c8"/>
    </style:style>
    <style:style style:name="MP40" style:family="paragraph" style:parent-style-name="_5f_Header_20_D_20_page_20_impaire_20__28_D_29_">
      <style:text-properties officeooo:rsid="00fe4814" officeooo:paragraph-rsid="00fe4814"/>
    </style:style>
    <style:style style:name="MP41" style:family="paragraph" style:parent-style-name="_5f_Header_20_D_20_page_20_paire_20__28_G_29_">
      <style:text-properties officeooo:paragraph-rsid="00fe4814"/>
    </style:style>
    <style:style style:name="MP42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43" style:family="paragraph" style:parent-style-name="_5f_Footer_20_page_20_paire_20__28_G_29_">
      <style:text-properties officeooo:paragraph-rsid="0135ac9e"/>
    </style:style>
    <style:style style:name="MP44" style:family="paragraph" style:parent-style-name="_5f_Header_20_N_20_page_20_paire_20__28_G_29_">
      <style:text-properties officeooo:rsid="00f84d06" officeooo:paragraph-rsid="00f84d06"/>
    </style:style>
    <style:style style:name="MP45" style:family="paragraph" style:parent-style-name="_5f_Header_20_N_20_page_20_impaire_20__28_D_29_">
      <style:text-properties officeooo:rsid="010462d7" officeooo:paragraph-rsid="010462d7"/>
    </style:style>
    <style:style style:name="MP46" style:family="paragraph" style:parent-style-name="_5f_Footer_20_page_20_impaire_20__28_D_29_">
      <style:text-properties officeooo:paragraph-rsid="01316a8b"/>
    </style:style>
    <style:style style:name="MP47" style:family="paragraph" style:parent-style-name="_5f_Footer_20_page_20_paire_20__28_G_29_">
      <style:text-properties officeooo:paragraph-rsid="01316a8b"/>
    </style:style>
    <style:style style:name="MP48" style:family="paragraph" style:parent-style-name="_5f_Header_20_G_20_page_20_paire_20__28_G_29_">
      <style:text-properties officeooo:rsid="00fbc68f" officeooo:paragraph-rsid="00fbc68f"/>
    </style:style>
    <style:style style:name="MP49" style:family="paragraph" style:parent-style-name="_5f_Header_20_G_20_page_20_paire_20__28_G_29_">
      <style:text-properties officeooo:rsid="00ff3616" officeooo:paragraph-rsid="00ff3616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/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4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5" style:family="text">
      <style:text-properties fo:font-variant="small-caps" fo:color="#7fb241" loext:opacity="100%" style:font-name="Bitstream Vera Sans6" fo:font-size="16pt" fo:font-weight="bold" officeooo:rsid="0021cde5"/>
    </style:style>
    <style:style style:name="MT6" style:family="text">
      <style:text-properties fo:font-variant="small-caps" fo:color="#7fb241" loext:opacity="100%" style:font-name="Bitstream Vera Sans6" fo:font-size="16pt" fo:font-weight="bold"/>
    </style:style>
    <style:style style:name="M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" style:family="text">
      <style:text-properties fo:font-size="16pt" officeooo:rsid="00fe4814" style:font-size-asian="16pt" style:font-size-complex="16pt"/>
    </style:style>
    <style:style style:name="MT9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0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6" style:family="graphic">
      <style:graphic-properties draw:stroke="none" draw:fill="solid" draw:fill-color="#1ca2b8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draw:stroke="none" draw:fill="solid" draw:fill-color="#9d0f89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2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5" style:family="graphic">
      <style:graphic-properties draw:stroke="none" draw:fill="solid" draw:fill-color="#d62e4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8" style:family="graphic">
      <style:graphic-properties draw:stroke="none" draw:fill="solid" draw:fill-color="#f99e06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9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line text:anchor-type="paragraph" draw:z-index="36" draw:name="Ligne_Entete_Impair_Numerique_2col" draw:style-name="Mgr1" draw:text-style-name="MP2" svg:x1="16.023cm" svg:y1="0.36cm" svg:x2="20.496cm" svg:y2="0.36cm"><text:p/></draw:line><draw:line text:anchor-type="paragraph" draw:z-index="41" draw:name="Ligne_Verticale_Impair_Numerique_2col" draw:style-name="Mgr1" draw:text-style-name="MP2" svg:x1="9.477cm" svg:y1="2.007cm" svg:x2="9.477cm" svg:y2="27.044cm"><text:p/></draw:line>Différentes écritures</text:p>
      </style:header>
      <style:header-left>
        <text:p text:style-name="MP1"><draw:path text:anchor-type="paragraph" draw:z-index="37" draw:name="Fond_Num_Serie_Pair_Numerique_2col" draw:style-name="Mgr2" draw:text-style-name="MP3" svg:width="4.329cm" svg:height="2.24cm" svg:x="-1.499cm" svg:y="-1cm" svg:viewBox="0 0 4330 2241" svg:d="M0 2241l3984-288c209-15 363-168 345-342l-170-1611h-4159z"><text:p/></draw:path><draw:g text:anchor-type="paragraph" draw:z-index="16" draw:name="Fond_Num_Page_Pair_Numerique_2col" draw:style-name="Mgr3"><draw:path draw:style-name="Mgr4" draw:text-style-name="MP4" svg:width="0.855cm" svg:height="1.172cm" svg:x="-0.272cm" svg:y="27.525cm" svg:viewBox="0 0 856 1173" svg:d="M856 1173h-856v-991c0-100 79-182 175-182h505c97 0 176 82 176 182z"><text:p/></draw:path></draw:g><draw:frame text:anchor-type="paragraph" draw:z-index="42" draw:name="Num_Serie_Pair_Numerique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1</text:span></text:p></draw:text-box></draw:frame><draw:line text:anchor-type="paragraph" draw:z-index="38" draw:name="Ligne_Entete_Pair_Numerique_2col" draw:style-name="Mgr1" draw:text-style-name="MP2" svg:x1="16.023cm" svg:y1="0.36cm" svg:x2="20.496cm" svg:y2="0.36cm"><text:p/></draw:line><draw:line text:anchor-type="paragraph" draw:z-index="43" draw:name="Ligne_Verticale_Pair_Numerique_2col" draw:style-name="Mgr1" draw:text-style-name="MP2" svg:x1="9.477cm" svg:y1="2.007cm" svg:x2="9.477cm" svg:y2="27.044cm"><text:p/></draw:line>Différentes écritures</text:p>
      </style:header-left>
      <style:footer>
        <text:h text:style-name="_5f_Footer_20_page_20_impaire_20__28_D_29_" text:outline-level="1" text:is-list-header="true"><draw:frame draw:style-name="Mfr1" draw:name="Cadre_Pied_Impair_Numerique_2col" text:anchor-type="paragraph" svg:x="12.666cm" svg:y="-0.088cm" draw:z-index="39"><draw:text-box fo:min-height="0.499cm" fo:min-width="5.126cm"><text:h text:style-name="MP6" text:outline-level="1"/></draw:text-box></draw:frame><text:s text:c="2"/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Fractions : le sen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CLR_5f_1ca2b8_5f_2COL" style:display-name="SERIE_GEOMETRIE_CLR_1ca2b8_2COL" style:page-layout-name="Mpm3" draw:style-name="Mdp1">
      <style:header>
        <text:p text:style-name="MP8"><draw:path text:anchor-type="paragraph" draw:z-index="52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54" draw:name="Num_Serie_Impair_Geometrique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67" draw:name="Ligne_Entete_Impair_Geometrie_2col" draw:style-name="Mgr7" draw:text-style-name="MP2" svg:x1="16.023cm" svg:y1="0.36cm" svg:x2="20.496cm" svg:y2="0.36cm"><text:p/></draw:line><text:span text:style-name="MT3">À </text:span><text:span text:style-name="MT4">compléter</text:span></text:p>
      </style:header>
      <style:header-left>
        <text:p text:style-name="MP10"><draw:path text:anchor-type="paragraph" draw:z-index="53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55" draw:name="Num_Serie_Pair_Geometrique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113" draw:name="Ligne_Entete_Pair_Geometrie_2col" draw:style-name="Mgr7" draw:text-style-name="MP2" svg:x1="16.023cm" svg:y1="0.36cm" svg:x2="20.496cm" svg:y2="0.36cm"><text:p/></draw:line><text:span text:style-name="MT3">À </text:span><text:span text:style-name="MT4">compléter</text:span></text:p>
      </style:header-left>
      <style:footer>
        <text:h text:style-name="MP11" text:outline-level="1"><draw:g text:anchor-type="paragraph" draw:z-index="0" draw:name="Fond_Num_Page_Impair_Geometrie_2col" draw:style-name="Mgr3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1" draw:name="Fond_Num_Page_Pair_Geometrie_2col" draw:style-name="Mgr3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14"><draw:path text:anchor-type="paragraph" draw:z-index="60" draw:name="Fond_Num_Serie_Impair_Donnees_2col" draw:style-name="Mgr9" draw:text-style-name="MP15" svg:width="4.329cm" svg:height="2.24cm" svg:x="-1.499cm" svg:y="-1cm" svg:viewBox="0 0 4330 2241" svg:d="M0 2241l3984-288c209-15 363-168 345-342l-170-1611h-4159z"><text:p/></draw:path><draw:frame text:anchor-type="paragraph" draw:z-index="61" draw:name="Num_Serie_Impair_Donnees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116" draw:name="Ligne_Entete_Impair_Donnees_2col" draw:style-name="Mgr10" draw:text-style-name="MP2" svg:x1="16.023cm" svg:y1="0.36cm" svg:x2="20.496cm" svg:y2="0.36cm"><text:p/></draw:line>À compléter</text:p>
      </style:header>
      <style:header-left>
        <text:p text:style-name="MP16"><draw:path text:anchor-type="paragraph" draw:z-index="40" draw:name="Fond_Num_Serie_Pair_Donnees_2col" draw:style-name="Mgr9" draw:text-style-name="MP15" svg:width="4.329cm" svg:height="2.24cm" svg:x="-1.499cm" svg:y="-1cm" svg:viewBox="0 0 4330 2241" svg:d="M0 2241l3984-288c209-15 363-168 345-342l-170-1611h-4159z"><text:p/></draw:path><draw:frame text:anchor-type="paragraph" draw:z-index="62" draw:name="Num_Serie_Pair_Donnees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117" draw:name="Ligne_Entete_Pair_Donnees_2col" draw:style-name="Mgr10" draw:text-style-name="MP2" svg:x1="16.023cm" svg:y1="0.36cm" svg:x2="20.496cm" svg:y2="0.36cm"><text:p/></draw:line>À compléter</text:p>
      </style:header-left>
      <style:footer>
        <text:h text:style-name="MP17" text:outline-level="1"><draw:g text:anchor-type="paragraph" draw:z-index="3" draw:name="Fond_Num_Page_Impair_Donnees_2col" draw:style-name="Mgr3"><draw:path draw:style-name="Mgr11" draw:text-style-name="MP1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9" text:outline-level="1"><draw:g text:anchor-type="paragraph" draw:z-index="2" draw:name="Fond_Num_Page_Pair_Donnees_2col" draw:style-name="Mgr3"><draw:path draw:style-name="Mgr11" draw:text-style-name="MP1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20"><draw:path text:anchor-type="paragraph" draw:z-index="120" draw:name="Fond_Num_Serie_Impair_Mesures_2col" draw:style-name="Mgr12" draw:text-style-name="MP21" svg:width="4.329cm" svg:height="2.24cm" svg:x="-1.499cm" svg:y="-1cm" svg:viewBox="0 0 4330 2241" svg:d="M0 2241l3984-288c209-15 363-168 345-342l-170-1611h-4159z"><text:p/></draw:path><draw:frame text:anchor-type="paragraph" draw:z-index="128" draw:name="Num_Serie_Impair_Mesures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140" draw:name="Ligne_Entete_Impair_Mesures_2col" draw:style-name="Mgr13" draw:text-style-name="MP2" svg:x1="16.023cm" svg:y1="0.36cm" svg:x2="20.496cm" svg:y2="0.36cm"><text:p/></draw:line><text:span text:style-name="MT5">À </text:span><text:span text:style-name="MT6">compléter</text:span></text:p>
      </style:header>
      <style:header-left>
        <text:p text:style-name="MP20"><draw:path text:anchor-type="paragraph" draw:z-index="121" draw:name="Fond_Num_Serie_Pair_Mesures_2col" draw:style-name="Mgr12" draw:text-style-name="MP21" svg:width="4.329cm" svg:height="2.24cm" svg:x="-1.499cm" svg:y="-1cm" svg:viewBox="0 0 4330 2241" svg:d="M0 2241l3984-288c209-15 363-168 345-342l-170-1611h-4159z"><text:p/></draw:path><draw:frame text:anchor-type="paragraph" draw:z-index="129" draw:name="Num_Serie_Pair_Mesures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141" draw:name="Ligne_Entete_Pair_Mesures_2col" draw:style-name="Mgr13" draw:text-style-name="MP2" svg:x1="16.023cm" svg:y1="0.36cm" svg:x2="20.496cm" svg:y2="0.36cm"><text:p/></draw:line><text:span text:style-name="MT7">À </text:span><text:span text:style-name="MT6">compléter</text:span></text:p>
      </style:header-left>
      <style:footer>
        <text:h text:style-name="MP22" text:outline-level="1"><draw:g text:anchor-type="paragraph" draw:z-index="6" draw:name="Fond_Num_Page_Impair_Mesures_2col" draw:style-name="Mgr3"><draw:path draw:style-name="Mgr14" draw:text-style-name="MP23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g text:anchor-type="paragraph" draw:z-index="7" draw:name="Fond_Num_Page_Pair_Mesures_2col" draw:style-name="Mgr3"><draw:path draw:style-name="Mgr14" draw:text-style-name="MP23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25"><draw:path text:anchor-type="paragraph" draw:z-index="132" draw:name="Fond_Num_Serie_Impair_Problemes_2col" draw:style-name="Mgr15" draw:text-style-name="MP26" svg:width="4.329cm" svg:height="2.24cm" svg:x="-1.499cm" svg:y="-1cm" svg:viewBox="0 0 4330 2241" svg:d="M0 2241l3984-288c209-15 363-168 345-342l-170-1611h-4159z"><text:p/></draw:path><draw:frame text:anchor-type="paragraph" draw:z-index="136" draw:name="Num_Serie_Impair_Problemes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22" draw:name="Ligne_Entete_Impair_Problemes_2col" draw:style-name="Mgr16" draw:text-style-name="MP2" svg:x1="16.023cm" svg:y1="0.36cm" svg:x2="20.496cm" svg:y2="0.36cm"><text:p/></draw:line>À compléter</text:p>
      </style:header>
      <style:header-left>
        <text:p text:style-name="MP25"><draw:path text:anchor-type="paragraph" draw:z-index="133" draw:name="Fond_Num_Serie_Pair_Problemes_2col" draw:style-name="Mgr15" draw:text-style-name="MP26" svg:width="4.329cm" svg:height="2.24cm" svg:x="-1.499cm" svg:y="-1cm" svg:viewBox="0 0 4330 2241" svg:d="M0 2241l3984-288c209-15 363-168 345-342l-170-1611h-4159z"><text:p/></draw:path><draw:frame text:anchor-type="paragraph" draw:z-index="137" draw:name="Num_Serie_Pair_Problemes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23" draw:name="Ligne_Entete_Pair_Problemes_2col 1" draw:style-name="Mgr16" draw:text-style-name="MP2" svg:x1="16.023cm" svg:y1="0.36cm" svg:x2="20.496cm" svg:y2="0.36cm"><text:p/></draw:line>À compléter</text:p>
      </style:header-left>
      <style:footer>
        <text:h text:style-name="MP27" text:outline-level="1"><draw:g text:anchor-type="paragraph" draw:z-index="10" draw:name="Fond_Num_Page_Impair_Problemes_2col" draw:style-name="Mgr3"><draw:path draw:style-name="Mgr17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11" draw:name="Fond_Num_Page_Pair_Problemes_2col" draw:style-name="Mgr3"><draw:path draw:style-name="Mgr17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1" draw:style-name="Mdp2">
      <style:header>
        <text:p text:style-name="MP30"><draw:path text:anchor-type="paragraph" draw:z-index="30" draw:name="Fond_Num_Serie_Impair_Programmation_2col" draw:style-name="Mgr18" draw:text-style-name="MP31" svg:width="4.329cm" svg:height="2.24cm" svg:x="-1.499cm" svg:y="-1cm" svg:viewBox="0 0 4330 2241" svg:d="M0 2241l3984-288c209-15 363-168 345-342l-170-1611h-4159z"><text:p/></draw:path><draw:line text:anchor-type="paragraph" draw:z-index="26" draw:name="Ligne_Entete_Impair_Programmation_2col" draw:style-name="Mgr19" draw:text-style-name="MP2" svg:x1="16.023cm" svg:y1="0.36cm" svg:x2="20.496cm" svg:y2="0.36cm"><text:p/></draw:line><draw:frame text:anchor-type="paragraph" draw:z-index="34" draw:name="Num_Serie_Impair_Programmation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À compléter</text:p>
      </style:header>
      <style:header-left>
        <text:p text:style-name="MP30"><draw:path text:anchor-type="paragraph" draw:z-index="31" draw:name="Fond_Num_Serie_Pair_Programmation_2col" draw:style-name="Mgr18" draw:text-style-name="MP31" svg:width="4.329cm" svg:height="2.24cm" svg:x="-1.499cm" svg:y="-1cm" svg:viewBox="0 0 4330 2241" svg:d="M0 2241l3984-288c209-15 363-168 345-342l-170-1611h-4159z"><text:p/></draw:path><draw:line text:anchor-type="paragraph" draw:z-index="27" draw:name="Ligne_Entete_Pair_Programmation_2col" draw:style-name="Mgr19" draw:text-style-name="MP2" svg:x1="16.023cm" svg:y1="0.36cm" svg:x2="20.496cm" svg:y2="0.36cm"><text:p/></draw:line><draw:frame text:anchor-type="paragraph" draw:z-index="35" draw:name="Num_Serie_Pair_Programmation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À compléter</text:p>
      </style:header-left>
      <style:footer>
        <text:h text:style-name="MP32" text:outline-level="1"><draw:g text:anchor-type="paragraph" draw:z-index="14" draw:name="Fond_Num_Page_Impair_Programmation_2col" draw:style-name="Mgr3"><draw:path draw:style-name="Mgr20" draw:text-style-name="MP33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4" text:outline-level="1"><draw:g text:anchor-type="paragraph" draw:z-index="15" draw:name="Fond_Num_Page_Pair_Programmation_2col" draw:style-name="Mgr3"><draw:path draw:style-name="Mgr20" draw:text-style-name="MP33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2" draw:style-name="Mdp2">
      <style:header>
        <text:p text:style-name="MP35"><draw:path text:anchor-type="paragraph" draw:z-index="28" draw:name="Fond_Num_Serie_Impair_Programmation_1col" draw:style-name="Mgr18" draw:text-style-name="MP31" svg:width="4.329cm" svg:height="2.24cm" svg:x="-1.499cm" svg:y="-1cm" svg:viewBox="0 0 4330 2241" svg:d="M0 2241l3984-288c209-15 363-168 345-342l-170-1611h-4159z"><text:p/></draw:path><draw:line text:anchor-type="paragraph" draw:z-index="24" draw:name="Ligne_Entete_Impair_Programmation_1col" draw:style-name="Mgr19" draw:text-style-name="MP2" svg:x1="16.023cm" svg:y1="0.36cm" svg:x2="20.496cm" svg:y2="0.36cm"><text:p/></draw:line><draw:frame text:anchor-type="paragraph" draw:z-index="32" draw:name="Num_Serie_Impair_Programmatiob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À compléter</text:p>
      </style:header>
      <style:header-left>
        <text:p text:style-name="MP35"><draw:path text:anchor-type="paragraph" draw:z-index="29" draw:name="Fond_Num_Serie_Pair_Programmation_1col" draw:style-name="Mgr18" draw:text-style-name="MP31" svg:width="4.329cm" svg:height="2.24cm" svg:x="-1.499cm" svg:y="-1cm" svg:viewBox="0 0 4330 2241" svg:d="M0 2241l3984-288c209-15 363-168 345-342l-170-1611h-4159z"><text:p/></draw:path><draw:line text:anchor-type="paragraph" draw:z-index="25" draw:name="Ligne_Entete_Pair_Programmation_1col" draw:style-name="Mgr19" draw:text-style-name="MP2" svg:x1="16.023cm" svg:y1="0.36cm" svg:x2="20.496cm" svg:y2="0.36cm"><text:p/></draw:line><draw:frame text:anchor-type="paragraph" draw:z-index="33" draw:name="Num_Serie_Pair_Programmation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À compléter</text:p>
      </style:header-left>
      <style:footer>
        <text:h text:style-name="MP32" text:outline-level="1"><draw:g text:anchor-type="paragraph" draw:z-index="12" draw:name="Fond_Num_Page_Impair_Programmation_1col" draw:style-name="Mgr3"><draw:path draw:style-name="Mgr20" draw:text-style-name="MP33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4" text:outline-level="1"><draw:g text:anchor-type="paragraph" draw:z-index="13" draw:name="Fond_Num_Page_Pair_Programmation_1col" draw:style-name="Mgr3"><draw:path draw:style-name="Mgr20" draw:text-style-name="MP33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3" draw:style-name="Mdp1">
      <style:header>
        <text:p text:style-name="_5f_Header_20_P_20_page_20_impaire_20__28_D_29_"><draw:path text:anchor-type="paragraph" draw:z-index="130" draw:name="Fond_Num_Serie_Impair_Problemes_1col" draw:style-name="Mgr15" draw:text-style-name="MP26" svg:width="4.329cm" svg:height="2.24cm" svg:x="-1.499cm" svg:y="-1cm" svg:viewBox="0 0 4330 2241" svg:d="M0 2241l3984-288c209-15 363-168 345-342l-170-1611h-4159z"><text:p/></draw:path><draw:frame text:anchor-type="paragraph" draw:z-index="134" draw:name="Num_Serie_Impair_Problemes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142" draw:name="Ligne_Entete_Impair_Problemes_1col" draw:style-name="Mgr16" draw:text-style-name="MP2" svg:x1="16.023cm" svg:y1="0.36cm" svg:x2="20.496cm" svg:y2="0.36cm"><text:p/></draw:line>À compléter</text:p>
      </style:header>
      <style:header-left>
        <text:p text:style-name="MP36"><draw:path text:anchor-type="paragraph" draw:z-index="131" draw:name="Fond_Num_Serie_Pair_Problemes_1col" draw:style-name="Mgr15" draw:text-style-name="MP26" svg:width="4.329cm" svg:height="2.24cm" svg:x="-1.499cm" svg:y="-1cm" svg:viewBox="0 0 4330 2241" svg:d="M0 2241l3984-288c209-15 363-168 345-342l-170-1611h-4159z"><text:p/></draw:path><draw:frame text:anchor-type="paragraph" draw:z-index="135" draw:name="Num_Serie_Pair_Problemes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21" draw:name="Ligne_Entete_Pair_Problemes_1col" draw:style-name="Mgr16" draw:text-style-name="MP2" svg:x1="16.023cm" svg:y1="0.36cm" svg:x2="20.496cm" svg:y2="0.36cm"><text:p/></draw:line>À compléter</text:p>
      </style:header-left>
      <style:footer>
        <text:h text:style-name="MP37" text:outline-level="1"><draw:g text:anchor-type="paragraph" draw:z-index="8" draw:name="Fond_Num_Page_Impair_Problemes_1col" draw:style-name="Mgr3"><draw:path draw:style-name="Mgr17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9" draw:name="Fond_Num_Page_Pair_Problemes_1col" draw:style-name="Mgr3"><draw:path draw:style-name="Mgr17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3" draw:style-name="Mdp1">
      <style:header>
        <text:p text:style-name="MP38"><draw:path text:anchor-type="paragraph" draw:z-index="118" draw:name="Fond_Num_Serie_Impair_Mesures_1col" draw:style-name="Mgr12" draw:text-style-name="MP21" svg:width="4.329cm" svg:height="2.24cm" svg:x="-1.499cm" svg:y="-1cm" svg:viewBox="0 0 4330 2241" svg:d="M0 2241l3984-288c209-15 363-168 345-342l-170-1611h-4159z"><text:p/></draw:path><draw:frame text:anchor-type="paragraph" draw:z-index="122" draw:name="Num_Serie_Impair_Mesures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138" draw:name="Ligne_Entete_Impair_Mesures_1col" draw:style-name="Mgr13" draw:text-style-name="MP2" svg:x1="16.023cm" svg:y1="0.36cm" svg:x2="20.496cm" svg:y2="0.36cm"><text:p/></draw:line><text:span text:style-name="MT7">À </text:span><text:span text:style-name="MT6">compléter</text:span></text:p>
      </style:header>
      <style:header-left>
        <text:p text:style-name="MP39"><draw:path text:anchor-type="paragraph" draw:z-index="119" draw:name="Fond_Num_Serie_Pair_Mesures_1col" draw:style-name="Mgr12" draw:text-style-name="MP21" svg:width="4.329cm" svg:height="2.24cm" svg:x="-1.499cm" svg:y="-1cm" svg:viewBox="0 0 4330 2241" svg:d="M0 2241l3984-288c209-15 363-168 345-342l-170-1611h-4159z"><text:p/></draw:path><draw:frame text:anchor-type="paragraph" draw:z-index="123" draw:name="Num_Serie_Pair_Mesures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139" draw:name="Ligne_Entete_Pair_Mesures_1col" draw:style-name="Mgr13" draw:text-style-name="MP2" svg:x1="16.023cm" svg:y1="0.36cm" svg:x2="20.496cm" svg:y2="0.36cm"><text:p/></draw:line><text:span text:style-name="MT5">À </text:span><text:span text:style-name="MT6">compléter</text:span></text:p>
      </style:header-left>
      <style:footer>
        <text:h text:style-name="MP22" text:outline-level="1"><draw:g text:anchor-type="paragraph" draw:z-index="4" draw:name="Fond_Num_Page_Impair_Mesures_1col" draw:style-name="Mgr3"><draw:path draw:style-name="Mgr14" draw:text-style-name="MP23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g text:anchor-type="paragraph" draw:z-index="5" draw:name="Fond_Num_Page_Pair_Mesures_1col" draw:style-name="Mgr3"><draw:path draw:style-name="Mgr14" draw:text-style-name="MP23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4" draw:style-name="Mdp1">
      <style:header>
        <text:p text:style-name="MP40"><draw:path text:anchor-type="paragraph" draw:z-index="56" draw:name="Fond_Num_Serie_Impair_Donnees_1col" draw:style-name="Mgr9" draw:text-style-name="MP15" svg:width="4.329cm" svg:height="2.24cm" svg:x="-1.499cm" svg:y="-1cm" svg:viewBox="0 0 4330 2241" svg:d="M0 2241l3984-288c209-15 363-168 345-342l-170-1611h-4159z"><text:p/></draw:path><draw:frame text:anchor-type="paragraph" draw:z-index="58" draw:name="Num_Serie_Impair_Donnees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115" draw:name="Ligne_Entete_Impair_Donnees_1col" draw:style-name="Mgr10" draw:text-style-name="MP2" svg:x1="16.023cm" svg:y1="0.36cm" svg:x2="20.496cm" svg:y2="0.36cm"><text:p/></draw:line>À compléter</text:p>
      </style:header>
      <style:header-left>
        <text:p text:style-name="MP41"><draw:path text:anchor-type="paragraph" draw:z-index="57" draw:name="Fond_Num_Serie_Pair_Donnees_1col" draw:style-name="Mgr9" draw:text-style-name="MP15" svg:width="4.329cm" svg:height="2.24cm" svg:x="-1.499cm" svg:y="-1cm" svg:viewBox="0 0 4330 2241" svg:d="M0 2241l3984-288c209-15 363-168 345-342l-170-1611h-4159z"><text:p/></draw:path><draw:frame text:anchor-type="paragraph" draw:z-index="59" draw:name="Num_Serie_Pair_Donnees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114" draw:name="Ligne_Entete_Pair_Donnees_1col" draw:style-name="Mgr10" draw:text-style-name="MP2" svg:x1="16.023cm" svg:y1="0.36cm" svg:x2="20.496cm" svg:y2="0.36cm"><text:p/></draw:line><text:span text:style-name="_5f_Caractères"><text:span text:style-name="MT8">À compléter</text:span></text:span></text:p>
      </style:header-left>
      <style:footer>
        <text:h text:style-name="MP42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3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3" draw:style-name="Mdp1">
      <style:header>
        <text:p text:style-name="MP44"><draw:path text:anchor-type="paragraph" draw:z-index="44" draw:name="Fond_Num_Serie_Impair_Numerique_1col" draw:style-name="Mgr2" draw:text-style-name="MP3" svg:width="4.329cm" svg:height="2.24cm" svg:x="-1.499cm" svg:y="-1cm" svg:viewBox="0 0 4330 2241" svg:d="M0 2241l3984-288c209-15 363-168 345-342l-170-1611h-4159z"><text:p/></draw:path><draw:frame text:anchor-type="paragraph" draw:z-index="47" draw:name="Num_Serie_Impair_Numerique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63" draw:name="Ligne_Entete_Impair_Numerique_1col" draw:style-name="Mgr1" draw:text-style-name="MP2" svg:x1="16.023cm" svg:y1="0.36cm" svg:x2="20.496cm" svg:y2="0.36cm"><text:p/></draw:line><text:span text:style-name="MT9">À </text:span><text:span text:style-name="MT10">compléter</text:span></text:p>
      </style:header>
      <style:header-left>
        <text:p text:style-name="MP45"><draw:path text:anchor-type="paragraph" draw:z-index="45" draw:name="Fond_Num_Serie_Pair_Numerique_1col" draw:style-name="Mgr2" draw:text-style-name="MP3" svg:width="4.329cm" svg:height="2.24cm" svg:x="-1.499cm" svg:y="-1cm" svg:viewBox="0 0 4330 2241" svg:d="M0 2241l3984-288c209-15 363-168 345-342l-170-1611h-4159z"><text:p/></draw:path><draw:frame text:anchor-type="paragraph" draw:z-index="46" draw:name="Num_Serie_Pair_Numerique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64" draw:name="Ligne_Entete_Pair_Numerique_1col" draw:style-name="Mgr1" draw:text-style-name="MP2" svg:x1="16.023cm" svg:y1="0.36cm" svg:x2="20.496cm" svg:y2="0.36cm"><text:p/></draw:line><text:span text:style-name="MT9">À </text:span><text:span text:style-name="MT10">compléter</text:span></text:p>
      </style:header-left>
      <style:footer>
        <text:h text:style-name="MP46" text:outline-level="1"><draw:g text:anchor-type="paragraph" draw:z-index="17" draw:name="Fond_Num_Page_Impair_Numerique_1col" draw:style-name="Mgr3"><draw:path draw:style-name="Mgr4" draw:text-style-name="MP4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Fractions : le sens</text:h></draw:text-box></draw:frame><text:s/><text:span text:style-name="_5f_Caractères_5f_gras_5f_Blanc"><text:page-number text:select-page="current">0</text:page-number></text:span></text:h>
      </style:footer>
      <style:footer-left>
        <text:h text:style-name="MP47" text:outline-level="1"><draw:g text:anchor-type="paragraph" draw:z-index="18" draw:name="Fond_Num_Page_Pair_Numerique_1col" draw:style-name="Mgr3"><draw:path draw:style-name="Mgr4" draw:text-style-name="MP4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1COL" style:display-name="SERIE_GEOMETRIE_1COL" style:page-layout-name="Mpm13" draw:style-name="Mdp1">
      <style:header>
        <text:p text:style-name="MP48"><draw:path text:anchor-type="paragraph" draw:z-index="48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51" draw:name="Num_Serie_Impair_Geometrique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66" draw:name="Ligne_Entete_Impair_Geometrie_1col" draw:style-name="Mgr7" draw:text-style-name="MP2" svg:x1="16.023cm" svg:y1="0.36cm" svg:x2="20.496cm" svg:y2="0.36cm"><text:p/></draw:line><text:span text:style-name="MT3">À </text:span><text:span text:style-name="MT4">compléter</text:span></text:p>
      </style:header>
      <style:header-left>
        <text:p text:style-name="MP49"><draw:path text:anchor-type="paragraph" draw:z-index="49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50" draw:name="Num_Serie_Pair_Geometrique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65" draw:name="Ligne_Entete_Pair_Geometrie_1col" draw:style-name="Mgr7" draw:text-style-name="MP2" svg:x1="16.023cm" svg:y1="0.36cm" svg:x2="20.496cm" svg:y2="0.36cm"><text:p/></draw:line><text:span text:style-name="MT3">À </text:span><text:span text:style-name="MT4">compléter</text:span></text:p>
      </style:header-left>
      <style:footer>
        <text:h text:style-name="MP46" text:outline-level="1"><draw:g text:anchor-type="paragraph" draw:z-index="20" draw:name="Fond_Num_Page_Impair_Geometrie_1col" draw:style-name="Mgr3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Fractions : le sens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47" text:outline-level="1"><draw:g text:anchor-type="paragraph" draw:z-index="19" draw:name="Fond_Num_Page_Pair_Geometrie_1col" draw:style-name="Mgr3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5T19:28:40.786000000</meta:creation-date>
    <meta:editing-duration>PT10H6M9S</meta:editing-duration>
    <meta:editing-cycles>39</meta:editing-cycles>
    <meta:generator>LibreOffice/7.4.3.2$Windows_X86_64 LibreOffice_project/1048a8393ae2eeec98dff31b5c133c5f1d08b890</meta:generator>
    <meta:initial-creator>M. KHARROUBI</meta:initial-creator>
    <dc:date>2024-11-22T07:35:18.560000000</dc:date>
    <meta:document-statistic meta:table-count="3" meta:image-count="0" meta:object-count="49" meta:page-count="1" meta:paragraph-count="199" meta:word-count="486" meta:character-count="2227" meta:non-whitespace-character-count="1837"/>
    <meta:template xlink:type="simple" xlink:actuate="onRequest" xlink:title="Modele_Cahier" xlink:href="../../../../../Modele_Cahier.ott" meta:date="2024-03-01T16:05:48.799183200"/>
  </office:meta>
</office:document-meta>
</file>

<file path=Object 1/content.xml><?xml version="1.0" encoding="utf-8"?>
<math xmlns="http://www.w3.org/1998/Math/MathML" display="block">
  <semantics>
    <mfrac>
      <mn>5</mn>
      <mn>3</mn>
    </mfrac>
    <annotation encoding="StarMath 5.0">{5}over{3}</annotation>
  </semantics>
</math>
</file>

<file path=Object 10/content.xml><?xml version="1.0" encoding="utf-8"?>
<math xmlns="http://www.w3.org/1998/Math/MathML" display="block">
  <semantics>
    <mfrac>
      <mn>15</mn>
      <mn>3</mn>
    </mfrac>
    <annotation encoding="StarMath 5.0">{15}over{3}</annotation>
  </semantics>
</math>
</file>

<file path=Object 11/content.xml><?xml version="1.0" encoding="utf-8"?>
<math xmlns="http://www.w3.org/1998/Math/MathML" display="block">
  <semantics>
    <mfrac>
      <mn>10</mn>
      <mn>6</mn>
    </mfrac>
    <annotation encoding="StarMath 5.0">{10}over{6}</annotation>
  </semantics>
</math>
</file>

<file path=Object 12/content.xml><?xml version="1.0" encoding="utf-8"?>
<math xmlns="http://www.w3.org/1998/Math/MathML" display="block">
  <semantics>
    <mfrac>
      <mn>8</mn>
      <mn>7</mn>
    </mfrac>
    <annotation encoding="StarMath 5.0">{8}over{7}</annotation>
  </semantics>
</math>
</file>

<file path=Object 13/content.xml><?xml version="1.0" encoding="utf-8"?>
<math xmlns="http://www.w3.org/1998/Math/MathML" display="block">
  <semantics>
    <mfrac>
      <mn>10</mn>
      <mn>30</mn>
    </mfrac>
    <annotation encoding="StarMath 5.0">{10}over{30}</annotation>
  </semantics>
</math>
</file>

<file path=Object 14/content.xml><?xml version="1.0" encoding="utf-8"?>
<math xmlns="http://www.w3.org/1998/Math/MathML" display="block">
  <semantics>
    <mfrac>
      <mn>7</mn>
      <mn>25</mn>
    </mfrac>
    <annotation encoding="StarMath 5.0">{7}over{25}</annotation>
  </semantics>
</math>
</file>

<file path=Object 15/content.xml><?xml version="1.0" encoding="utf-8"?>
<math xmlns="http://www.w3.org/1998/Math/MathML" display="block">
  <semantics>
    <mfrac>
      <mn>9</mn>
      <mn>4</mn>
    </mfrac>
    <annotation encoding="StarMath 5.0">{9}over{4}</annotation>
  </semantics>
</math>
</file>

<file path=Object 16/content.xml><?xml version="1.0" encoding="utf-8"?>
<math xmlns="http://www.w3.org/1998/Math/MathML" display="block">
  <semantics>
    <mfrac>
      <mn>3</mn>
      <mn>15</mn>
    </mfrac>
    <annotation encoding="StarMath 5.0">{3}over{15}</annotation>
  </semantics>
</math>
</file>

<file path=Object 17/content.xml><?xml version="1.0" encoding="utf-8"?>
<math xmlns="http://www.w3.org/1998/Math/MathML" display="block">
  <semantics>
    <mfrac>
      <mn>6</mn>
      <mn>10</mn>
    </mfrac>
    <annotation encoding="StarMath 5.0">{6}over{10}</annotation>
  </semantics>
</math>
</file>

<file path=Object 18/content.xml><?xml version="1.0" encoding="utf-8"?>
<math xmlns="http://www.w3.org/1998/Math/MathML" display="block">
  <semantics>
    <mfrac>
      <mn>7</mn>
      <mn>8</mn>
    </mfrac>
    <annotation encoding="StarMath 5.0">{7}over{8}</annotation>
  </semantics>
</math>
</file>

<file path=Object 19/content.xml><?xml version="1.0" encoding="utf-8"?>
<math xmlns="http://www.w3.org/1998/Math/MathML" display="block">
  <semantics>
    <mfrac>
      <mn>30</mn>
      <mn>10</mn>
    </mfrac>
    <annotation encoding="StarMath 5.0">{30}over{10}</annotation>
  </semantics>
</math>
</file>

<file path=Object 2/content.xml><?xml version="1.0" encoding="utf-8"?>
<math xmlns="http://www.w3.org/1998/Math/MathML" display="block">
  <semantics>
    <mfrac>
      <mn>1</mn>
      <mn>3</mn>
    </mfrac>
    <annotation encoding="StarMath 5.0">{1}over{3}</annotation>
  </semantics>
</math>
</file>

<file path=Object 20/content.xml><?xml version="1.0" encoding="utf-8"?>
<math xmlns="http://www.w3.org/1998/Math/MathML" display="block">
  <semantics>
    <mfrac>
      <mn>25</mn>
      <mn>7</mn>
    </mfrac>
    <annotation encoding="StarMath 5.0">{25}over{7}</annotation>
  </semantics>
</math>
</file>

<file path=Object 21/content.xml><?xml version="1.0" encoding="utf-8"?>
<math xmlns="http://www.w3.org/1998/Math/MathML" display="block">
  <semantics>
    <mfrac>
      <mn>4</mn>
      <mn>9</mn>
    </mfrac>
    <annotation encoding="StarMath 5.0">{4}over{9}</annotation>
  </semantics>
</math>
</file>

<file path=Object 22/content.xml><?xml version="1.0" encoding="utf-8"?>
<math xmlns="http://www.w3.org/1998/Math/MathML" display="block">
  <semantics>
    <mfrac>
      <mstyle mathcolor="silver">
        <mn>......</mn>
      </mstyle>
      <mn>2</mn>
    </mfrac>
    <annotation encoding="StarMath 5.0">color silver { ......}over {2}</annotation>
  </semantics>
</math>
</file>

<file path=Object 23/content.xml><?xml version="1.0" encoding="utf-8"?>
<math xmlns="http://www.w3.org/1998/Math/MathML" display="block">
  <semantics>
    <mfrac>
      <mstyle mathcolor="silver">
        <mn>......</mn>
      </mstyle>
      <mn>2</mn>
    </mfrac>
    <annotation encoding="StarMath 5.0">color silver { ......}over {2}</annotation>
  </semantics>
</math>
</file>

<file path=Object 24/content.xml><?xml version="1.0" encoding="utf-8"?>
<math xmlns="http://www.w3.org/1998/Math/MathML" display="block">
  <semantics>
    <mstyle mathsize="10pt">
      <mfrac>
        <mn>1</mn>
        <mn>100</mn>
      </mfrac>
    </mstyle>
    <annotation encoding="StarMath 5.0">size 10 {1 over 100 }</annotation>
  </semantics>
</math>
</file>

<file path=Object 25/content.xml><?xml version="1.0" encoding="utf-8"?>
<math xmlns="http://www.w3.org/1998/Math/MathML" display="block">
  <semantics>
    <mstyle mathsize="10pt">
      <mfrac>
        <mn>1</mn>
        <mn>50</mn>
      </mfrac>
    </mstyle>
    <annotation encoding="StarMath 5.0">size 10 {1 over 50 }</annotation>
  </semantics>
</math>
</file>

<file path=Object 26/content.xml><?xml version="1.0" encoding="utf-8"?>
<math xmlns="http://www.w3.org/1998/Math/MathML" display="block">
  <semantics>
    <mstyle mathsize="10pt">
      <mfrac>
        <mn>1</mn>
        <mn>5</mn>
      </mfrac>
    </mstyle>
    <annotation encoding="StarMath 5.0">size 10 {1 over 5 }</annotation>
  </semantics>
</math>
</file>

<file path=Object 27/content.xml><?xml version="1.0" encoding="utf-8"?>
<math xmlns="http://www.w3.org/1998/Math/MathML" display="block">
  <semantics>
    <mstyle mathsize="10pt">
      <mfrac>
        <mn>1</mn>
        <mn>20</mn>
      </mfrac>
    </mstyle>
    <annotation encoding="StarMath 5.0">size 10 {1 over 20 }</annotation>
  </semantics>
</math>
</file>

<file path=Object 28/content.xml><?xml version="1.0" encoding="utf-8"?>
<math xmlns="http://www.w3.org/1998/Math/MathML" display="block">
  <semantics>
    <mfrac>
      <mstyle mathcolor="silver">
        <mn>......</mn>
      </mstyle>
      <mn>2</mn>
    </mfrac>
    <annotation encoding="StarMath 5.0">color silver { ......}over {2}</annotation>
  </semantics>
</math>
</file>

<file path=Object 29/content.xml><?xml version="1.0" encoding="utf-8"?>
<math xmlns="http://www.w3.org/1998/Math/MathML" display="block">
  <semantics>
    <mfrac>
      <mstyle mathcolor="silver">
        <mn>......</mn>
      </mstyle>
      <mn>3</mn>
    </mfrac>
    <annotation encoding="StarMath 5.0">color silver { ......} over {3}</annotation>
  </semantics>
</math>
</file>

<file path=Object 3/content.xml><?xml version="1.0" encoding="utf-8"?>
<math xmlns="http://www.w3.org/1998/Math/MathML" display="block">
  <semantics>
    <mfrac>
      <mn>4</mn>
      <mn>5</mn>
    </mfrac>
    <annotation encoding="StarMath 5.0">{4}over{5}</annotation>
  </semantics>
</math>
</file>

<file path=Object 30/content.xml><?xml version="1.0" encoding="utf-8"?>
<math xmlns="http://www.w3.org/1998/Math/MathML" display="block">
  <semantics>
    <mfrac>
      <mstyle mathcolor="silver">
        <mn>......</mn>
      </mstyle>
      <mn>18</mn>
    </mfrac>
    <annotation encoding="StarMath 5.0">color silver { ......}over {18}</annotation>
  </semantics>
</math>
</file>

<file path=Object 31/content.xml><?xml version="1.0" encoding="utf-8"?>
<math xmlns="http://www.w3.org/1998/Math/MathML" display="block">
  <semantics>
    <mfrac>
      <mstyle color="silver">
        <mn>......</mn>
      </mstyle>
      <mn>3</mn>
    </mfrac>
    <annotation encoding="StarMath 5.0">color silver { ......} over {3}</annotation>
  </semantics>
</math>
</file>

<file path=Object 32/content.xml><?xml version="1.0" encoding="utf-8"?>
<math xmlns="http://www.w3.org/1998/Math/MathML" display="block">
  <semantics>
    <mfrac>
      <mn>7</mn>
      <mstyle color="silver">
        <mn>......</mn>
      </mstyle>
    </mfrac>
    <annotation encoding="StarMath 5.0">{7} over color silver { ......}</annotation>
  </semantics>
</math>
</file>

<file path=Object 33/content.xml><?xml version="1.0" encoding="utf-8"?>
<math xmlns="http://www.w3.org/1998/Math/MathML" display="block">
  <semantics>
    <mfrac>
      <mn>1</mn>
      <mstyle color="silver">
        <mn>......</mn>
      </mstyle>
    </mfrac>
    <annotation encoding="StarMath 5.0">{1} over color silver { ......}</annotation>
  </semantics>
</math>
</file>

<file path=Object 34/content.xml><?xml version="1.0" encoding="utf-8"?>
<math xmlns="http://www.w3.org/1998/Math/MathML" display="block">
  <semantics>
    <mfrac>
      <mn>9</mn>
      <mstyle color="silver">
        <mn>......</mn>
      </mstyle>
    </mfrac>
    <annotation encoding="StarMath 5.0">{9} over color silver { ......}</annotation>
  </semantics>
</math>
</file>

<file path=Object 35/content.xml><?xml version="1.0" encoding="utf-8"?>
<math xmlns="http://www.w3.org/1998/Math/MathML" display="block">
  <semantics>
    <mfrac>
      <mstyle color="silver">
        <mn>......</mn>
      </mstyle>
      <mn>9</mn>
    </mfrac>
    <annotation encoding="StarMath 5.0">color silver { ......} over {9}</annotation>
  </semantics>
</math>
</file>

<file path=Object 36/content.xml><?xml version="1.0" encoding="utf-8"?>
<math xmlns="http://www.w3.org/1998/Math/MathML" display="block">
  <semantics>
    <mfrac>
      <mstyle color="silver">
        <mn>......</mn>
      </mstyle>
      <mn>3</mn>
    </mfrac>
    <annotation encoding="StarMath 5.0">color silver { ......}over {3}</annotation>
  </semantics>
</math>
</file>

<file path=Object 37/content.xml><?xml version="1.0" encoding="utf-8"?>
<math xmlns="http://www.w3.org/1998/Math/MathML" display="block">
  <semantics>
    <mfrac>
      <mn>9</mn>
      <mn>6</mn>
    </mfrac>
    <annotation encoding="StarMath 5.0"> {9}over{6}</annotation>
  </semantics>
</math>
</file>

<file path=Object 38/content.xml><?xml version="1.0" encoding="utf-8"?>
<math xmlns="http://www.w3.org/1998/Math/MathML" display="block">
  <semantics>
    <mfrac>
      <mn>12</mn>
      <mn>7</mn>
    </mfrac>
    <annotation encoding="StarMath 5.0"> {12}over{7}</annotation>
  </semantics>
</math>
</file>

<file path=Object 39/content.xml><?xml version="1.0" encoding="utf-8"?>
<math xmlns="http://www.w3.org/1998/Math/MathML" display="block">
  <semantics>
    <mfrac>
      <mn>36</mn>
      <mn>4</mn>
    </mfrac>
    <annotation encoding="StarMath 5.0"> {36}over{4}</annotation>
  </semantics>
</math>
</file>

<file path=Object 4/content.xml><?xml version="1.0" encoding="utf-8"?>
<math xmlns="http://www.w3.org/1998/Math/MathML" display="block">
  <semantics>
    <mfrac>
      <mn>1</mn>
      <mn>8</mn>
    </mfrac>
    <annotation encoding="StarMath 5.0">{1}over{8}</annotation>
  </semantics>
</math>
</file>

<file path=Object 40/content.xml><?xml version="1.0" encoding="utf-8"?>
<math xmlns="http://www.w3.org/1998/Math/MathML" display="block">
  <semantics>
    <mstyle mathsize="10pt">
      <mfrac>
        <mn>1</mn>
        <mn>4</mn>
      </mfrac>
    </mstyle>
    <annotation encoding="StarMath 5.0">size 10 {1 over 4 }</annotation>
  </semantics>
</math>
</file>

<file path=Object 41/content.xml><?xml version="1.0" encoding="utf-8"?>
<math xmlns="http://www.w3.org/1998/Math/MathML" display="block">
  <semantics>
    <mstyle mathsize="10pt">
      <mfrac>
        <mn>3</mn>
        <mn>5</mn>
      </mfrac>
    </mstyle>
    <annotation encoding="StarMath 5.0">size 10 {3 over 5 }</annotation>
  </semantics>
</math>
</file>

<file path=Object 42/content.xml><?xml version="1.0" encoding="utf-8"?>
<math xmlns="http://www.w3.org/1998/Math/MathML" display="block">
  <semantics>
    <mstyle mathsize="10pt">
      <mfrac>
        <mn>4</mn>
        <mn>5</mn>
      </mfrac>
    </mstyle>
    <annotation encoding="StarMath 5.0">size 10 {4 over 5 }</annotation>
  </semantics>
</math>
</file>

<file path=Object 43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 ......} over color silver { ......}} </annotation>
  </semantics>
</math>
</file>

<file path=Object 44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 ......} over color silver { ......}} </annotation>
  </semantics>
</math>
</file>

<file path=Object 45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 ......} over color silver { ......}} </annotation>
  </semantics>
</math>
</file>

<file path=Object 46/content.xml><?xml version="1.0" encoding="utf-8"?>
<math xmlns="http://www.w3.org/1998/Math/MathML" display="block">
  <semantics>
    <mfrac>
      <mstyle color="silver">
        <mn>....</mn>
      </mstyle>
      <mn>68</mn>
    </mfrac>
    <annotation encoding="StarMath 5.0">color silver { ....}over {68}</annotation>
  </semantics>
</math>
</file>

<file path=Object 48/content.xml><?xml version="1.0" encoding="utf-8"?>
<math xmlns="http://www.w3.org/1998/Math/MathML" display="block">
  <semantics>
    <mfrac>
      <mn>57</mn>
      <mn>90</mn>
    </mfrac>
    <annotation encoding="StarMath 5.0">{{57}over {90}}</annotation>
  </semantics>
</math>
</file>

<file path=Object 49/content.xml><?xml version="1.0" encoding="utf-8"?>
<math xmlns="http://www.w3.org/1998/Math/MathML" display="block">
  <semantics>
    <mfrac>
      <mn>9</mn>
      <mn>85</mn>
    </mfrac>
    <annotation encoding="StarMath 5.0">{{9}over {85}}</annotation>
  </semantics>
</math>
</file>

<file path=Object 5/content.xml><?xml version="1.0" encoding="utf-8"?>
<math xmlns="http://www.w3.org/1998/Math/MathML" display="block">
  <semantics>
    <mfrac>
      <mn>5</mn>
      <mn>3</mn>
    </mfrac>
    <annotation encoding="StarMath 5.0">{5}over{3}</annotation>
  </semantics>
</math>
</file>

<file path=Object 50/content.xml><?xml version="1.0" encoding="utf-8"?>
<math xmlns="http://www.w3.org/1998/Math/MathML" display="block">
  <semantics>
    <mfrac>
      <mstyle color="silver">
        <mn>....</mn>
      </mstyle>
      <mn>59</mn>
    </mfrac>
    <annotation encoding="StarMath 5.0">color silver { ....}over {59} </annotation>
  </semantics>
</math>
</file>

<file path=Object 6/content.xml><?xml version="1.0" encoding="utf-8"?>
<math xmlns="http://www.w3.org/1998/Math/MathML" display="block">
  <semantics>
    <mfrac>
      <mstyle mathcolor="silver">
        <mn>......</mn>
      </mstyle>
      <mn>2</mn>
    </mfrac>
    <annotation encoding="StarMath 5.0">color silver { ......}over {2}</annotation>
  </semantics>
</math>
</file>

<file path=Object 7/content.xml><?xml version="1.0" encoding="utf-8"?>
<math xmlns="http://www.w3.org/1998/Math/MathML" display="block">
  <semantics>
    <mfrac>
      <mstyle mathcolor="silver">
        <mn>......</mn>
      </mstyle>
      <mn>2</mn>
    </mfrac>
    <annotation encoding="StarMath 5.0">color silver { ......}over {2}</annotation>
  </semantics>
</math>
</file>

<file path=Object 8/content.xml><?xml version="1.0" encoding="utf-8"?>
<math xmlns="http://www.w3.org/1998/Math/MathML" display="block">
  <semantics>
    <mfrac>
      <mstyle mathcolor="silver">
        <mn>......</mn>
      </mstyle>
      <mn>2</mn>
    </mfrac>
    <annotation encoding="StarMath 5.0">color silver { ......}over {2}</annotation>
  </semantics>
</math>
</file>

<file path=Object 9/content.xml><?xml version="1.0" encoding="utf-8"?>
<math xmlns="http://www.w3.org/1998/Math/MathML" display="block">
  <semantics>
    <mfrac>
      <mstyle mathcolor="silver">
        <mn>......</mn>
      </mstyle>
      <mn>2</mn>
    </mfrac>
    <annotation encoding="StarMath 5.0">color silver { ......}over {2}</annotation>
  </semantics>
</math>
</file>